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5cm"/>
    </style:style>
    <style:style style:name="co2" style:family="table-column">
      <style:table-column-properties fo:break-before="auto" style:column-width="2.445cm"/>
    </style:style>
    <style:style style:name="co3" style:family="table-column">
      <style:table-column-properties fo:break-before="auto" style:column-width="5.579cm"/>
    </style:style>
    <style:style style:name="co4" style:family="table-column">
      <style:table-column-properties fo:break-before="auto" style:column-width="1.651cm"/>
    </style:style>
    <style:style style:name="co5" style:family="table-column">
      <style:table-column-properties fo:break-before="auto" style:column-width="18.013cm"/>
    </style:style>
    <style:style style:name="co6" style:family="table-column">
      <style:table-column-properties fo:break-before="auto" style:column-width="34.135cm"/>
    </style:style>
    <style:style style:name="co7" style:family="table-column">
      <style:table-column-properties fo:break-before="auto" style:column-width="1.7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Routes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Rou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outeId</text:p>
          </table:table-cell>
          <table:table-cell office:value-type="string">
            <text:p>SegmentIndex</text:p>
          </table:table-cell>
          <table:table-cell office:value-type="string">
            <text:p>FromWarehouse</text:p>
          </table:table-cell>
          <table:table-cell office:value-type="string">
            <text:p>ToWarehouse</text:p>
          </table:table-cell>
          <table:table-cell office:value-type="string">
            <text:p>TaskType</text:p>
          </table:table-cell>
          <table:table-cell office:value-type="string">
            <text:p>Quantity</text:p>
          </table:table-cell>
          <table:table-cell office:value-type="string">
            <text:p>AssignedTrucks</text:p>
          </table:table-cell>
          <table:table-cell office:value-type="string">
            <text:p>Events</text:p>
          </table:table-cell>
          <table:table-cell office:value-type="string">
            <text:p>TaskTimeMin</text:p>
          </table:table-cell>
          <table:table-cell office:value-type="string">
            <text:p>RouteTimeMin</text:p>
          </table:table-cell>
          <table:table-cell office:value-type="string">
            <text:p>ReservedTrucks</text:p>
          </table:table-cell>
          <table:table-cell table:number-columns-repeated="1013"/>
        </table:table-row>
        <table:table-row table:style-name="ro1">
          <table:table-cell office:value-type="string">
            <text:p>route-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094524 STARTED, task:LOAD_094524 FINISHED, task:UNLOAD_98331f FINISHED</text:p>
          </table:table-cell>
          <table:table-cell office:value-type="string">
            <text:p>[2.0328833333333334, 1.3497333333333332]</text:p>
          </table:table-cell>
          <table:table-cell office:value-type="float" office:value="3.38261666666667">
            <text:p>3,3826166667</text:p>
          </table:table-cell>
          <table:table-cell table:number-columns-repeated="1014"/>
        </table:table-row>
        <table:table-row table:style-name="ro1">
          <table:table-cell office:value-type="string">
            <text:p>route-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5</text:p>
          </table:table-cell>
          <table:table-cell office:value-type="string">
            <text:p>task:LOAD_094524 STARTED, task:LOAD_094524 FINISHED, task:UNLOAD_98331f FINISHED</text:p>
          </table:table-cell>
          <table:table-cell office:value-type="string">
            <text:p>[2.0328833333333334, 1.3497333333333332]</text:p>
          </table:table-cell>
          <table:table-cell office:value-type="float" office:value="3.38261666666667">
            <text:p>3,3826166667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a23b7 STARTED, task:LOAD_da23b7 FINISHED, task:UNLOAD_d17922 FINISHED, task:LOAD_69cd86 FINISHED, task:UNLOAD_32de7d FINISHED</text:p>
          </table:table-cell>
          <table:table-cell office:value-type="string">
            <text:p>[5.82615, 4.799666666666667, 2.9997666666666665, 5.49975]</text:p>
          </table:table-cell>
          <table:table-cell office:value-type="float" office:value="19.1253333333333">
            <text:p>19,1253333333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a23b7 STARTED, task:LOAD_da23b7 FINISHED, task:UNLOAD_d17922 FINISHED, task:LOAD_69cd86 FINISHED, task:UNLOAD_32de7d FINISHED</text:p>
          </table:table-cell>
          <table:table-cell office:value-type="string">
            <text:p>[5.82615, 4.799666666666667, 2.9997666666666665, 5.49975]</text:p>
          </table:table-cell>
          <table:table-cell office:value-type="float" office:value="19.1253333333333">
            <text:p>19,1253333333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a23b7 STARTED, task:LOAD_da23b7 FINISHED, task:UNLOAD_d17922 FINISHED, task:LOAD_69cd86 FINISHED, task:UNLOAD_32de7d FINISHED</text:p>
          </table:table-cell>
          <table:table-cell office:value-type="string">
            <text:p>[5.82615, 4.799666666666667, 2.9997666666666665, 5.49975]</text:p>
          </table:table-cell>
          <table:table-cell office:value-type="float" office:value="19.1253333333333">
            <text:p>19,1253333333</text:p>
          </table:table-cell>
          <table:table-cell table:number-columns-repeated="1014"/>
        </table:table-row>
        <table:table-row table:style-name="ro1">
          <table:table-cell office:value-type="string">
            <text:p>route-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a23b7 STARTED, task:LOAD_da23b7 FINISHED, task:UNLOAD_d17922 FINISHED, task:LOAD_69cd86 FINISHED, task:UNLOAD_32de7d FINISHED</text:p>
          </table:table-cell>
          <table:table-cell office:value-type="string">
            <text:p>[5.82615, 4.799666666666667, 2.9997666666666665, 5.49975]</text:p>
          </table:table-cell>
          <table:table-cell office:value-type="float" office:value="19.1253333333333">
            <text:p>19,1253333333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ea69e7 STARTED, task:LOAD_ea69e7 FINISHED, task:UNLOAD_88adda FINISHED</text:p>
          </table:table-cell>
          <table:table-cell office:value-type="string">
            <text:p>[3.522, 4.399666666666667]</text:p>
          </table:table-cell>
          <table:table-cell office:value-type="float" office:value="7.92166666666667">
            <text:p>7,9216666667</text:p>
          </table:table-cell>
          <table:table-cell table:number-columns-repeated="1014"/>
        </table:table-row>
        <table:table-row table:style-name="ro1">
          <table:table-cell office:value-type="string">
            <text:p>route-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5</text:p>
          </table:table-cell>
          <table:table-cell office:value-type="string">
            <text:p>task:LOAD_ea69e7 STARTED, task:LOAD_ea69e7 FINISHED, task:UNLOAD_88adda FINISHED</text:p>
          </table:table-cell>
          <table:table-cell office:value-type="string">
            <text:p>[3.522, 4.399666666666667]</text:p>
          </table:table-cell>
          <table:table-cell office:value-type="float" office:value="7.92166666666667">
            <text:p>7,9216666667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a87f9a STARTED, task:LOAD_a87f9a FINISHED, task:UNLOAD_a439de FINISHED, task:LOAD_88af92 FINISHED, task:UNLOAD_4affff FINISHED</text:p>
          </table:table-cell>
          <table:table-cell office:value-type="string">
            <text:p>[6.067183333333333, 3.54965, 2.5996, 6.4003]</text:p>
          </table:table-cell>
          <table:table-cell office:value-type="float" office:value="18.6167333333333">
            <text:p>18,6167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a87f9a STARTED, task:LOAD_a87f9a FINISHED, task:UNLOAD_a439de FINISHED, task:LOAD_88af92 FINISHED, task:UNLOAD_4affff FINISHED</text:p>
          </table:table-cell>
          <table:table-cell office:value-type="string">
            <text:p>[6.067183333333333, 3.54965, 2.5996, 6.4003]</text:p>
          </table:table-cell>
          <table:table-cell office:value-type="float" office:value="18.6167333333333">
            <text:p>18,6167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a87f9a STARTED, task:LOAD_a87f9a FINISHED, task:UNLOAD_a439de FINISHED, task:LOAD_88af92 FINISHED, task:UNLOAD_4affff FINISHED</text:p>
          </table:table-cell>
          <table:table-cell office:value-type="string">
            <text:p>[6.067183333333333, 3.54965, 2.5996, 6.4003]</text:p>
          </table:table-cell>
          <table:table-cell office:value-type="float" office:value="18.6167333333333">
            <text:p>18,6167333333</text:p>
          </table:table-cell>
          <table:table-cell table:number-columns-repeated="1014"/>
        </table:table-row>
        <table:table-row table:style-name="ro1">
          <table:table-cell office:value-type="string">
            <text:p>route-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4, truck:Truck-small-4</text:p>
          </table:table-cell>
          <table:table-cell office:value-type="string">
            <text:p>task:LOAD_a87f9a STARTED, task:LOAD_a87f9a FINISHED, task:UNLOAD_a439de FINISHED, task:LOAD_88af92 FINISHED, task:UNLOAD_4affff FINISHED</text:p>
          </table:table-cell>
          <table:table-cell office:value-type="string">
            <text:p>[6.067183333333333, 3.54965, 2.5996, 6.4003]</text:p>
          </table:table-cell>
          <table:table-cell office:value-type="float" office:value="18.6167333333333">
            <text:p>18,6167333333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109098 STARTED, task:LOAD_109098 FINISHED, task:UNLOAD_4dc131 FINISHED</text:p>
          </table:table-cell>
          <table:table-cell office:value-type="string">
            <text:p>[2.7635833333333335, 1.7997833333333333]</text:p>
          </table:table-cell>
          <table:table-cell office:value-type="float" office:value="4.56336666666667">
            <text:p>4,5633666667</text:p>
          </table:table-cell>
          <table:table-cell table:number-columns-repeated="1014"/>
        </table:table-row>
        <table:table-row table:style-name="ro1">
          <table:table-cell office:value-type="string">
            <text:p>route-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3, truck:Truck-medium-4</text:p>
          </table:table-cell>
          <table:table-cell office:value-type="string">
            <text:p>task:LOAD_109098 STARTED, task:LOAD_109098 FINISHED, task:UNLOAD_4dc131 FINISHED</text:p>
          </table:table-cell>
          <table:table-cell office:value-type="string">
            <text:p>[2.7635833333333335, 1.7997833333333333]</text:p>
          </table:table-cell>
          <table:table-cell office:value-type="float" office:value="4.56336666666667">
            <text:p>4,56336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a5b11f STARTED, task:LOAD_a5b11f FINISHED, task:UNLOAD_20b250 FINISHED, task:LOAD_29a0f3 FINISHED, task:UNLOAD_9c24a3 FINISHED</text:p>
          </table:table-cell>
          <table:table-cell office:value-type="string">
            <text:p>[2.284133333333333, 2.798033333333333, 2.0497666666666667, 2.999633333333333]</text:p>
          </table:table-cell>
          <table:table-cell office:value-type="float" office:value="10.1315666666667">
            <text:p>10,13156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a5b11f STARTED, task:LOAD_a5b11f FINISHED, task:UNLOAD_20b250 FINISHED, task:LOAD_29a0f3 FINISHED, task:UNLOAD_9c24a3 FINISHED</text:p>
          </table:table-cell>
          <table:table-cell office:value-type="string">
            <text:p>[2.284133333333333, 2.798033333333333, 2.0497666666666667, 2.999633333333333]</text:p>
          </table:table-cell>
          <table:table-cell office:value-type="float" office:value="10.1315666666667">
            <text:p>10,13156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a5b11f STARTED, task:LOAD_a5b11f FINISHED, task:UNLOAD_20b250 FINISHED, task:LOAD_29a0f3 FINISHED, task:UNLOAD_9c24a3 FINISHED</text:p>
          </table:table-cell>
          <table:table-cell office:value-type="string">
            <text:p>[2.284133333333333, 2.798033333333333, 2.0497666666666667, 2.999633333333333]</text:p>
          </table:table-cell>
          <table:table-cell office:value-type="float" office:value="10.1315666666667">
            <text:p>10,1315666667</text:p>
          </table:table-cell>
          <table:table-cell table:number-columns-repeated="1014"/>
        </table:table-row>
        <table:table-row table:style-name="ro1">
          <table:table-cell office:value-type="string">
            <text:p>route-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-2, truck:Truck-large-1</text:p>
          </table:table-cell>
          <table:table-cell office:value-type="string">
            <text:p>task:LOAD_a5b11f STARTED, task:LOAD_a5b11f FINISHED, task:UNLOAD_20b250 FINISHED, task:LOAD_29a0f3 FINISHED, task:UNLOAD_9c24a3 FINISHED</text:p>
          </table:table-cell>
          <table:table-cell office:value-type="string">
            <text:p>[2.284133333333333, 2.798033333333333, 2.0497666666666667, 2.999633333333333]</text:p>
          </table:table-cell>
          <table:table-cell office:value-type="float" office:value="10.1315666666667">
            <text:p>10,1315666667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549270 STARTED, task:LOAD_549270 FINISHED, task:UNLOAD_8bee96 FINISHED</text:p>
          </table:table-cell>
          <table:table-cell office:value-type="string">
            <text:p>[3.3787666666666665, 2.799383333333333]</text:p>
          </table:table-cell>
          <table:table-cell office:value-type="float" office:value="6.17815">
            <text:p>6,17815</text:p>
          </table:table-cell>
          <table:table-cell table:number-columns-repeated="1014"/>
        </table:table-row>
        <table:table-row table:style-name="ro1">
          <table:table-cell office:value-type="string">
            <text:p>route-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549270 STARTED, task:LOAD_549270 FINISHED, task:UNLOAD_8bee96 FINISHED</text:p>
          </table:table-cell>
          <table:table-cell office:value-type="string">
            <text:p>[3.3787666666666665, 2.799383333333333]</text:p>
          </table:table-cell>
          <table:table-cell office:value-type="float" office:value="6.17815">
            <text:p>6,17815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ccaa5 STARTED, task:LOAD_cccaa5 FINISHED, task:UNLOAD_7e394d FINISHED, task:LOAD_ffa4bb FINISHED, task:UNLOAD_d77153 FINISHED</text:p>
          </table:table-cell>
          <table:table-cell office:value-type="string">
            <text:p>[0.5252666666666667, 3.3493333333333335, 2.7986, 3.94965]</text:p>
          </table:table-cell>
          <table:table-cell office:value-type="float" office:value="10.62285">
            <text:p>10,62285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ccaa5 STARTED, task:LOAD_cccaa5 FINISHED, task:UNLOAD_7e394d FINISHED, task:LOAD_ffa4bb FINISHED, task:UNLOAD_d77153 FINISHED</text:p>
          </table:table-cell>
          <table:table-cell office:value-type="string">
            <text:p>[0.5252666666666667, 3.3493333333333335, 2.7986, 3.94965]</text:p>
          </table:table-cell>
          <table:table-cell office:value-type="float" office:value="10.62285">
            <text:p>10,62285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ccaa5 STARTED, task:LOAD_cccaa5 FINISHED, task:UNLOAD_7e394d FINISHED, task:LOAD_ffa4bb FINISHED, task:UNLOAD_d77153 FINISHED</text:p>
          </table:table-cell>
          <table:table-cell office:value-type="string">
            <text:p>[0.5252666666666667, 3.3493333333333335, 2.7986, 3.94965]</text:p>
          </table:table-cell>
          <table:table-cell office:value-type="float" office:value="10.62285">
            <text:p>10,62285</text:p>
          </table:table-cell>
          <table:table-cell table:number-columns-repeated="1014"/>
        </table:table-row>
        <table:table-row table:style-name="ro1">
          <table:table-cell office:value-type="string">
            <text:p>route-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3</text:p>
          </table:table-cell>
          <table:table-cell office:value-type="string">
            <text:p>task:LOAD_cccaa5 STARTED, task:LOAD_cccaa5 FINISHED, task:UNLOAD_7e394d FINISHED, task:LOAD_ffa4bb FINISHED, task:UNLOAD_d77153 FINISHED</text:p>
          </table:table-cell>
          <table:table-cell office:value-type="string">
            <text:p>[0.5252666666666667, 3.3493333333333335, 2.7986, 3.94965]</text:p>
          </table:table-cell>
          <table:table-cell office:value-type="float" office:value="10.62285">
            <text:p>10,62285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2</text:p>
          </table:table-cell>
          <table:table-cell office:value-type="string">
            <text:p>task:LOAD_d07f2e STARTED, task:LOAD_d07f2e FINISHED, task:UNLOAD_82499a FINISHED</text:p>
          </table:table-cell>
          <table:table-cell office:value-type="string">
            <text:p>[3.1205, 2.6993]</text:p>
          </table:table-cell>
          <table:table-cell office:value-type="float" office:value="5.8198">
            <text:p>5,8198</text:p>
          </table:table-cell>
          <table:table-cell table:number-columns-repeated="1014"/>
        </table:table-row>
        <table:table-row table:style-name="ro1">
          <table:table-cell office:value-type="string">
            <text:p>route-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-2, truck:Truck-small-2</text:p>
          </table:table-cell>
          <table:table-cell office:value-type="string">
            <text:p>task:LOAD_d07f2e STARTED, task:LOAD_d07f2e FINISHED, task:UNLOAD_82499a FINISHED</text:p>
          </table:table-cell>
          <table:table-cell office:value-type="string">
            <text:p>[3.1205, 2.6993]</text:p>
          </table:table-cell>
          <table:table-cell office:value-type="float" office:value="5.8198">
            <text:p>5,8198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LF-5</text:p>
          </table:table-cell>
          <table:table-cell office:value-type="string">
            <text:p>task:LOAD_aad94a STARTED, task:LOAD_aad94a FINISHED, task:UNLOAD_a44a3c FINISHED, task:LOAD_714c15 FINISHED, task:UNLOAD_acaf6a FINISHED</text:p>
          </table:table-cell>
          <table:table-cell office:value-type="string">
            <text:p>[3.01815, 5.5987833333333334, 3.0492666666666666, 3.70145]</text:p>
          </table:table-cell>
          <table:table-cell office:value-type="float" office:value="15.36765">
            <text:p>15,3676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LF-5</text:p>
          </table:table-cell>
          <table:table-cell office:value-type="string">
            <text:p>task:LOAD_aad94a STARTED, task:LOAD_aad94a FINISHED, task:UNLOAD_a44a3c FINISHED, task:LOAD_714c15 FINISHED, task:UNLOAD_acaf6a FINISHED</text:p>
          </table:table-cell>
          <table:table-cell office:value-type="string">
            <text:p>[3.01815, 5.5987833333333334, 3.0492666666666666, 3.70145]</text:p>
          </table:table-cell>
          <table:table-cell office:value-type="float" office:value="15.36765">
            <text:p>15,3676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LF-5</text:p>
          </table:table-cell>
          <table:table-cell office:value-type="string">
            <text:p>task:LOAD_aad94a STARTED, task:LOAD_aad94a FINISHED, task:UNLOAD_a44a3c FINISHED, task:LOAD_714c15 FINISHED, task:UNLOAD_acaf6a FINISHED</text:p>
          </table:table-cell>
          <table:table-cell office:value-type="string">
            <text:p>[3.01815, 5.5987833333333334, 3.0492666666666666, 3.70145]</text:p>
          </table:table-cell>
          <table:table-cell office:value-type="float" office:value="15.36765">
            <text:p>15,36765</text:p>
          </table:table-cell>
          <table:table-cell table:number-columns-repeated="1014"/>
        </table:table-row>
        <table:table-row table:style-name="ro1">
          <table:table-cell office:value-type="string">
            <text:p>route-1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-1, truck:Truck-small-1, truck:Truck-smallLF-5</text:p>
          </table:table-cell>
          <table:table-cell office:value-type="string">
            <text:p>task:LOAD_aad94a STARTED, task:LOAD_aad94a FINISHED, task:UNLOAD_a44a3c FINISHED, task:LOAD_714c15 FINISHED, task:UNLOAD_acaf6a FINISHED</text:p>
          </table:table-cell>
          <table:table-cell office:value-type="string">
            <text:p>[3.01815, 5.5987833333333334, 3.0492666666666666, 3.70145]</text:p>
          </table:table-cell>
          <table:table-cell office:value-type="float" office:value="15.36765">
            <text:p>15,36765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5, truck:Truck-large-3, truck:Truck-medium-4</text:p>
          </table:table-cell>
          <table:table-cell office:value-type="string">
            <text:p>task:LOAD_c14fef STARTED, task:LOAD_c14fef FINISHED, task:UNLOAD_82d225 FINISHED</text:p>
          </table:table-cell>
          <table:table-cell office:value-type="string">
            <text:p>[3.5326666666666666, 5.049516666666666]</text:p>
          </table:table-cell>
          <table:table-cell office:value-type="float" office:value="8.58218333333333">
            <text:p>8,5821833333</text:p>
          </table:table-cell>
          <table:table-cell table:number-columns-repeated="1014"/>
        </table:table-row>
        <table:table-row table:style-name="ro1">
          <table:table-cell office:value-type="string">
            <text:p>route-1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5, truck:Truck-large-3, truck:Truck-medium-4</text:p>
          </table:table-cell>
          <table:table-cell office:value-type="string">
            <text:p>task:LOAD_c14fef STARTED, task:LOAD_c14fef FINISHED, task:UNLOAD_82d225 FINISHED</text:p>
          </table:table-cell>
          <table:table-cell office:value-type="string">
            <text:p>[3.5326666666666666, 5.049516666666666]</text:p>
          </table:table-cell>
          <table:table-cell office:value-type="float" office:value="8.58218333333333">
            <text:p>8,5821833333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LF-5, truck:Truck-largeLF-4</text:p>
          </table:table-cell>
          <table:table-cell office:value-type="string">
            <text:p>task:LOAD_421c5c STARTED, task:LOAD_421c5c FINISHED, task:UNLOAD_89c037 FINISHED, task:LOAD_85543c FINISHED, task:UNLOAD_dcecac FINISHED</text:p>
          </table:table-cell>
          <table:table-cell office:value-type="string">
            <text:p>[3.7291833333333333, 3.400516666666667, 3.9990833333333335, 7.902083333333334]</text:p>
          </table:table-cell>
          <table:table-cell office:value-type="float" office:value="19.0308666666667">
            <text:p>19,030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LF-5, truck:Truck-largeLF-4</text:p>
          </table:table-cell>
          <table:table-cell office:value-type="string">
            <text:p>task:LOAD_421c5c STARTED, task:LOAD_421c5c FINISHED, task:UNLOAD_89c037 FINISHED, task:LOAD_85543c FINISHED, task:UNLOAD_dcecac FINISHED</text:p>
          </table:table-cell>
          <table:table-cell office:value-type="string">
            <text:p>[3.7291833333333333, 3.400516666666667, 3.9990833333333335, 7.902083333333334]</text:p>
          </table:table-cell>
          <table:table-cell office:value-type="float" office:value="19.0308666666667">
            <text:p>19,030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LF-5, truck:Truck-largeLF-4</text:p>
          </table:table-cell>
          <table:table-cell office:value-type="string">
            <text:p>task:LOAD_421c5c STARTED, task:LOAD_421c5c FINISHED, task:UNLOAD_89c037 FINISHED, task:LOAD_85543c FINISHED, task:UNLOAD_dcecac FINISHED</text:p>
          </table:table-cell>
          <table:table-cell office:value-type="string">
            <text:p>[3.7291833333333333, 3.400516666666667, 3.9990833333333335, 7.902083333333334]</text:p>
          </table:table-cell>
          <table:table-cell office:value-type="float" office:value="19.0308666666667">
            <text:p>19,0308666667</text:p>
          </table:table-cell>
          <table:table-cell table:number-columns-repeated="1014"/>
        </table:table-row>
        <table:table-row table:style-name="ro1">
          <table:table-cell office:value-type="string">
            <text:p>route-1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LF-5, truck:Truck-largeLF-4</text:p>
          </table:table-cell>
          <table:table-cell office:value-type="string">
            <text:p>task:LOAD_421c5c STARTED, task:LOAD_421c5c FINISHED, task:UNLOAD_89c037 FINISHED, task:LOAD_85543c FINISHED, task:UNLOAD_dcecac FINISHED</text:p>
          </table:table-cell>
          <table:table-cell office:value-type="string">
            <text:p>[3.7291833333333333, 3.400516666666667, 3.9990833333333335, 7.902083333333334]</text:p>
          </table:table-cell>
          <table:table-cell office:value-type="float" office:value="19.0308666666667">
            <text:p>19,0308666667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LF-4</text:p>
          </table:table-cell>
          <table:table-cell office:value-type="string">
            <text:p>task:LOAD_1cbde5 STARTED, task:LOAD_1cbde5 FINISHED, task:UNLOAD_9e5c8f FINISHED</text:p>
          </table:table-cell>
          <table:table-cell office:value-type="string">
            <text:p>[4.7256, 2.7996666666666665]</text:p>
          </table:table-cell>
          <table:table-cell office:value-type="float" office:value="7.52526666666667">
            <text:p>7,5252666667</text:p>
          </table:table-cell>
          <table:table-cell table:number-columns-repeated="1014"/>
        </table:table-row>
        <table:table-row table:style-name="ro1">
          <table:table-cell office:value-type="string">
            <text:p>route-1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LF-4</text:p>
          </table:table-cell>
          <table:table-cell office:value-type="string">
            <text:p>task:LOAD_1cbde5 STARTED, task:LOAD_1cbde5 FINISHED, task:UNLOAD_9e5c8f FINISHED</text:p>
          </table:table-cell>
          <table:table-cell office:value-type="string">
            <text:p>[4.7256, 2.7996666666666665]</text:p>
          </table:table-cell>
          <table:table-cell office:value-type="float" office:value="7.52526666666667">
            <text:p>7,5252666667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LF-5</text:p>
          </table:table-cell>
          <table:table-cell office:value-type="string">
            <text:p>task:LOAD_f79759 STARTED, task:LOAD_f79759 FINISHED, task:UNLOAD_0f26fc FINISHED, task:LOAD_a7a738 FINISHED, task:UNLOAD_01ea40 FINISHED</text:p>
          </table:table-cell>
          <table:table-cell office:value-type="string">
            <text:p>[2.2226, 4.59935, 4.0515, 2.1476166666666665]</text:p>
          </table:table-cell>
          <table:table-cell office:value-type="float" office:value="13.0210666666667">
            <text:p>13,0210666667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LF-5</text:p>
          </table:table-cell>
          <table:table-cell office:value-type="string">
            <text:p>task:LOAD_f79759 STARTED, task:LOAD_f79759 FINISHED, task:UNLOAD_0f26fc FINISHED, task:LOAD_a7a738 FINISHED, task:UNLOAD_01ea40 FINISHED</text:p>
          </table:table-cell>
          <table:table-cell office:value-type="string">
            <text:p>[2.2226, 4.59935, 4.0515, 2.1476166666666665]</text:p>
          </table:table-cell>
          <table:table-cell office:value-type="float" office:value="13.0210666666667">
            <text:p>13,0210666667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LF-5</text:p>
          </table:table-cell>
          <table:table-cell office:value-type="string">
            <text:p>task:LOAD_f79759 STARTED, task:LOAD_f79759 FINISHED, task:UNLOAD_0f26fc FINISHED, task:LOAD_a7a738 FINISHED, task:UNLOAD_01ea40 FINISHED</text:p>
          </table:table-cell>
          <table:table-cell office:value-type="string">
            <text:p>[2.2226, 4.59935, 4.0515, 2.1476166666666665]</text:p>
          </table:table-cell>
          <table:table-cell office:value-type="float" office:value="13.0210666666667">
            <text:p>13,0210666667</text:p>
          </table:table-cell>
          <table:table-cell table:number-columns-repeated="1014"/>
        </table:table-row>
        <table:table-row table:style-name="ro1">
          <table:table-cell office:value-type="string">
            <text:p>route-1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LF-5</text:p>
          </table:table-cell>
          <table:table-cell office:value-type="string">
            <text:p>task:LOAD_f79759 STARTED, task:LOAD_f79759 FINISHED, task:UNLOAD_0f26fc FINISHED, task:LOAD_a7a738 FINISHED, task:UNLOAD_01ea40 FINISHED</text:p>
          </table:table-cell>
          <table:table-cell office:value-type="string">
            <text:p>[2.2226, 4.59935, 4.0515, 2.1476166666666665]</text:p>
          </table:table-cell>
          <table:table-cell office:value-type="float" office:value="13.0210666666667">
            <text:p>13,0210666667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LF-3</text:p>
          </table:table-cell>
          <table:table-cell office:value-type="string">
            <text:p>task:LOAD_c2ec50 STARTED, task:LOAD_c2ec50 FINISHED, task:UNLOAD_564419 FINISHED</text:p>
          </table:table-cell>
          <table:table-cell office:value-type="string">
            <text:p>[5.469233333333333, 2.9000333333333335]</text:p>
          </table:table-cell>
          <table:table-cell office:value-type="float" office:value="8.36926666666667">
            <text:p>8,3692666667</text:p>
          </table:table-cell>
          <table:table-cell table:number-columns-repeated="1014"/>
        </table:table-row>
        <table:table-row table:style-name="ro1">
          <table:table-cell office:value-type="string">
            <text:p>route-1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LF-3</text:p>
          </table:table-cell>
          <table:table-cell office:value-type="string">
            <text:p>task:LOAD_c2ec50 STARTED, task:LOAD_c2ec50 FINISHED, task:UNLOAD_564419 FINISHED</text:p>
          </table:table-cell>
          <table:table-cell office:value-type="string">
            <text:p>[5.469233333333333, 2.9000333333333335]</text:p>
          </table:table-cell>
          <table:table-cell office:value-type="float" office:value="8.36926666666667">
            <text:p>8,3692666667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medium-2, truck:Truck-smallLF-3</text:p>
          </table:table-cell>
          <table:table-cell office:value-type="string">
            <text:p>task:LOAD_3f7745 STARTED, task:LOAD_3f7745 FINISHED, task:UNLOAD_db1b66 FINISHED, task:LOAD_1b4d18 FINISHED, task:UNLOAD_e2f58d FINISHED</text:p>
          </table:table-cell>
          <table:table-cell office:value-type="string">
            <text:p>[2.7327, 2.4007833333333335, 2.1482666666666668, 4.35115]</text:p>
          </table:table-cell>
          <table:table-cell office:value-type="float" office:value="11.6329">
            <text:p>11,6329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medium-2, truck:Truck-smallLF-3</text:p>
          </table:table-cell>
          <table:table-cell office:value-type="string">
            <text:p>task:LOAD_3f7745 STARTED, task:LOAD_3f7745 FINISHED, task:UNLOAD_db1b66 FINISHED, task:LOAD_1b4d18 FINISHED, task:UNLOAD_e2f58d FINISHED</text:p>
          </table:table-cell>
          <table:table-cell office:value-type="string">
            <text:p>[2.7327, 2.4007833333333335, 2.1482666666666668, 4.35115]</text:p>
          </table:table-cell>
          <table:table-cell office:value-type="float" office:value="11.6329">
            <text:p>11,6329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medium-2, truck:Truck-smallLF-3</text:p>
          </table:table-cell>
          <table:table-cell office:value-type="string">
            <text:p>task:LOAD_3f7745 STARTED, task:LOAD_3f7745 FINISHED, task:UNLOAD_db1b66 FINISHED, task:LOAD_1b4d18 FINISHED, task:UNLOAD_e2f58d FINISHED</text:p>
          </table:table-cell>
          <table:table-cell office:value-type="string">
            <text:p>[2.7327, 2.4007833333333335, 2.1482666666666668, 4.35115]</text:p>
          </table:table-cell>
          <table:table-cell office:value-type="float" office:value="11.6329">
            <text:p>11,6329</text:p>
          </table:table-cell>
          <table:table-cell table:number-columns-repeated="1014"/>
        </table:table-row>
        <table:table-row table:style-name="ro1">
          <table:table-cell office:value-type="string">
            <text:p>route-1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2, truck:Truck-medium-2, truck:Truck-smallLF-3</text:p>
          </table:table-cell>
          <table:table-cell office:value-type="string">
            <text:p>task:LOAD_3f7745 STARTED, task:LOAD_3f7745 FINISHED, task:UNLOAD_db1b66 FINISHED, task:LOAD_1b4d18 FINISHED, task:UNLOAD_e2f58d FINISHED</text:p>
          </table:table-cell>
          <table:table-cell office:value-type="string">
            <text:p>[2.7327, 2.4007833333333335, 2.1482666666666668, 4.35115]</text:p>
          </table:table-cell>
          <table:table-cell office:value-type="float" office:value="11.6329">
            <text:p>11,6329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3, truck:Truck-large-5, truck:Truck-smallLF-2</text:p>
          </table:table-cell>
          <table:table-cell office:value-type="string">
            <text:p>task:LOAD_bc955f STARTED, task:LOAD_bc955f FINISHED, task:UNLOAD_5ac19a FINISHED</text:p>
          </table:table-cell>
          <table:table-cell office:value-type="string">
            <text:p>[6.376516666666666, 7.9023]</text:p>
          </table:table-cell>
          <table:table-cell office:value-type="float" office:value="14.2788166666667">
            <text:p>14,2788166667</text:p>
          </table:table-cell>
          <table:table-cell table:number-columns-repeated="1014"/>
        </table:table-row>
        <table:table-row table:style-name="ro1">
          <table:table-cell office:value-type="string">
            <text:p>route-1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3, truck:Truck-large-5, truck:Truck-smallLF-2</text:p>
          </table:table-cell>
          <table:table-cell office:value-type="string">
            <text:p>task:LOAD_bc955f STARTED, task:LOAD_bc955f FINISHED, task:UNLOAD_5ac19a FINISHED</text:p>
          </table:table-cell>
          <table:table-cell office:value-type="string">
            <text:p>[6.376516666666666, 7.9023]</text:p>
          </table:table-cell>
          <table:table-cell office:value-type="float" office:value="14.2788166666667">
            <text:p>14,2788166667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LF-2, truck:Truck-largeLF-1</text:p>
          </table:table-cell>
          <table:table-cell office:value-type="string">
            <text:p>task:LOAD_a5cc75 STARTED, task:LOAD_a5cc75 FINISHED, task:UNLOAD_fded87 FINISHED, task:LOAD_d8264e FINISHED, task:UNLOAD_113094 FINISHED</text:p>
          </table:table-cell>
          <table:table-cell office:value-type="string">
            <text:p>[3.7728, 5.8509166666666665, 5.2984, 4.999833333333333]</text:p>
          </table:table-cell>
          <table:table-cell office:value-type="float" office:value="19.92195">
            <text:p>19,92195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LF-2, truck:Truck-largeLF-1</text:p>
          </table:table-cell>
          <table:table-cell office:value-type="string">
            <text:p>task:LOAD_a5cc75 STARTED, task:LOAD_a5cc75 FINISHED, task:UNLOAD_fded87 FINISHED, task:LOAD_d8264e FINISHED, task:UNLOAD_113094 FINISHED</text:p>
          </table:table-cell>
          <table:table-cell office:value-type="string">
            <text:p>[3.7728, 5.8509166666666665, 5.2984, 4.999833333333333]</text:p>
          </table:table-cell>
          <table:table-cell office:value-type="float" office:value="19.92195">
            <text:p>19,92195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largeLF-2, truck:Truck-largeLF-1</text:p>
          </table:table-cell>
          <table:table-cell office:value-type="string">
            <text:p>task:LOAD_a5cc75 STARTED, task:LOAD_a5cc75 FINISHED, task:UNLOAD_fded87 FINISHED, task:LOAD_d8264e FINISHED, task:UNLOAD_113094 FINISHED</text:p>
          </table:table-cell>
          <table:table-cell office:value-type="string">
            <text:p>[3.7728, 5.8509166666666665, 5.2984, 4.999833333333333]</text:p>
          </table:table-cell>
          <table:table-cell office:value-type="float" office:value="19.92195">
            <text:p>19,92195</text:p>
          </table:table-cell>
          <table:table-cell table:number-columns-repeated="1014"/>
        </table:table-row>
        <table:table-row table:style-name="ro1">
          <table:table-cell office:value-type="string">
            <text:p>route-1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largeLF-2, truck:Truck-largeLF-1</text:p>
          </table:table-cell>
          <table:table-cell office:value-type="string">
            <text:p>task:LOAD_a5cc75 STARTED, task:LOAD_a5cc75 FINISHED, task:UNLOAD_fded87 FINISHED, task:LOAD_d8264e FINISHED, task:UNLOAD_113094 FINISHED</text:p>
          </table:table-cell>
          <table:table-cell office:value-type="string">
            <text:p>[3.7728, 5.8509166666666665, 5.2984, 4.999833333333333]</text:p>
          </table:table-cell>
          <table:table-cell office:value-type="float" office:value="19.92195">
            <text:p>19,92195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LF-1</text:p>
          </table:table-cell>
          <table:table-cell office:value-type="string">
            <text:p>task:LOAD_30e16b STARTED, task:LOAD_30e16b FINISHED, task:UNLOAD_2604d5 FINISHED</text:p>
          </table:table-cell>
          <table:table-cell office:value-type="string">
            <text:p>[6.61965, 2.7495833333333333]</text:p>
          </table:table-cell>
          <table:table-cell office:value-type="float" office:value="9.36923333333333">
            <text:p>9,3692333333</text:p>
          </table:table-cell>
          <table:table-cell table:number-columns-repeated="1014"/>
        </table:table-row>
        <table:table-row table:style-name="ro1">
          <table:table-cell office:value-type="string">
            <text:p>route-1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LF-1</text:p>
          </table:table-cell>
          <table:table-cell office:value-type="string">
            <text:p>task:LOAD_30e16b STARTED, task:LOAD_30e16b FINISHED, task:UNLOAD_2604d5 FINISHED</text:p>
          </table:table-cell>
          <table:table-cell office:value-type="string">
            <text:p>[6.61965, 2.7495833333333333]</text:p>
          </table:table-cell>
          <table:table-cell office:value-type="float" office:value="9.36923333333333">
            <text:p>9,3692333333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LF-4</text:p>
          </table:table-cell>
          <table:table-cell office:value-type="string">
            <text:p>task:LOAD_ebd8f7 STARTED, task:LOAD_ebd8f7 FINISHED, task:UNLOAD_90016e FINISHED, task:LOAD_e1582c FINISHED, task:UNLOAD_2ef132 FINISHED</text:p>
          </table:table-cell>
          <table:table-cell office:value-type="string">
            <text:p>[2.966816666666667, 1.0995166666666667, 2.7009666666666665, 5.6004]</text:p>
          </table:table-cell>
          <table:table-cell office:value-type="float" office:value="12.3677">
            <text:p>12,367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LF-4</text:p>
          </table:table-cell>
          <table:table-cell office:value-type="string">
            <text:p>task:LOAD_ebd8f7 STARTED, task:LOAD_ebd8f7 FINISHED, task:UNLOAD_90016e FINISHED, task:LOAD_e1582c FINISHED, task:UNLOAD_2ef132 FINISHED</text:p>
          </table:table-cell>
          <table:table-cell office:value-type="string">
            <text:p>[2.966816666666667, 1.0995166666666667, 2.7009666666666665, 5.6004]</text:p>
          </table:table-cell>
          <table:table-cell office:value-type="float" office:value="12.3677">
            <text:p>12,367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LF-4</text:p>
          </table:table-cell>
          <table:table-cell office:value-type="string">
            <text:p>task:LOAD_ebd8f7 STARTED, task:LOAD_ebd8f7 FINISHED, task:UNLOAD_90016e FINISHED, task:LOAD_e1582c FINISHED, task:UNLOAD_2ef132 FINISHED</text:p>
          </table:table-cell>
          <table:table-cell office:value-type="string">
            <text:p>[2.966816666666667, 1.0995166666666667, 2.7009666666666665, 5.6004]</text:p>
          </table:table-cell>
          <table:table-cell office:value-type="float" office:value="12.3677">
            <text:p>12,3677</text:p>
          </table:table-cell>
          <table:table-cell table:number-columns-repeated="1014"/>
        </table:table-row>
        <table:table-row table:style-name="ro1">
          <table:table-cell office:value-type="string">
            <text:p>route-2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LF-4</text:p>
          </table:table-cell>
          <table:table-cell office:value-type="string">
            <text:p>task:LOAD_ebd8f7 STARTED, task:LOAD_ebd8f7 FINISHED, task:UNLOAD_90016e FINISHED, task:LOAD_e1582c FINISHED, task:UNLOAD_2ef132 FINISHED</text:p>
          </table:table-cell>
          <table:table-cell office:value-type="string">
            <text:p>[2.966816666666667, 1.0995166666666667, 2.7009666666666665, 5.6004]</text:p>
          </table:table-cell>
          <table:table-cell office:value-type="float" office:value="12.3677">
            <text:p>12,3677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fe6369 STARTED, task:LOAD_fe6369 FINISHED, task:UNLOAD_168cbc FINISHED</text:p>
          </table:table-cell>
          <table:table-cell office:value-type="string">
            <text:p>[3.0327333333333333, 1.7500333333333333]</text:p>
          </table:table-cell>
          <table:table-cell office:value-type="float" office:value="4.78276666666667">
            <text:p>4,7827666667</text:p>
          </table:table-cell>
          <table:table-cell table:number-columns-repeated="1014"/>
        </table:table-row>
        <table:table-row table:style-name="ro1">
          <table:table-cell office:value-type="string">
            <text:p>route-21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fe6369 STARTED, task:LOAD_fe6369 FINISHED, task:UNLOAD_168cbc FINISHED</text:p>
          </table:table-cell>
          <table:table-cell office:value-type="string">
            <text:p>[3.0327333333333333, 1.7500333333333333]</text:p>
          </table:table-cell>
          <table:table-cell office:value-type="float" office:value="4.78276666666667">
            <text:p>4,78276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71601a STARTED, task:LOAD_71601a FINISHED, task:UNLOAD_8a6887 FINISHED, task:LOAD_e0f111 FINISHED, task:UNLOAD_ab38e6 FINISHED</text:p>
          </table:table-cell>
          <table:table-cell office:value-type="string">
            <text:p>[1.8817166666666667, 4.24905, 6.4012, 2.59575]</text:p>
          </table:table-cell>
          <table:table-cell office:value-type="float" office:value="15.1277166666667">
            <text:p>15,12771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71601a STARTED, task:LOAD_71601a FINISHED, task:UNLOAD_8a6887 FINISHED, task:LOAD_e0f111 FINISHED, task:UNLOAD_ab38e6 FINISHED</text:p>
          </table:table-cell>
          <table:table-cell office:value-type="string">
            <text:p>[1.8817166666666667, 4.24905, 6.4012, 2.59575]</text:p>
          </table:table-cell>
          <table:table-cell office:value-type="float" office:value="15.1277166666667">
            <text:p>15,12771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71601a STARTED, task:LOAD_71601a FINISHED, task:UNLOAD_8a6887 FINISHED, task:LOAD_e0f111 FINISHED, task:UNLOAD_ab38e6 FINISHED</text:p>
          </table:table-cell>
          <table:table-cell office:value-type="string">
            <text:p>[1.8817166666666667, 4.24905, 6.4012, 2.59575]</text:p>
          </table:table-cell>
          <table:table-cell office:value-type="float" office:value="15.1277166666667">
            <text:p>15,1277166667</text:p>
          </table:table-cell>
          <table:table-cell table:number-columns-repeated="1014"/>
        </table:table-row>
        <table:table-row table:style-name="ro1">
          <table:table-cell office:value-type="string">
            <text:p>route-22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71601a STARTED, task:LOAD_71601a FINISHED, task:UNLOAD_8a6887 FINISHED, task:LOAD_e0f111 FINISHED, task:UNLOAD_ab38e6 FINISHED</text:p>
          </table:table-cell>
          <table:table-cell office:value-type="string">
            <text:p>[1.8817166666666667, 4.24905, 6.4012, 2.59575]</text:p>
          </table:table-cell>
          <table:table-cell office:value-type="float" office:value="15.1277166666667">
            <text:p>15,1277166667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LF-4, truck:Truck-mediumLF-3, truck:Truck-mediumLF-2</text:p>
          </table:table-cell>
          <table:table-cell office:value-type="string">
            <text:p>task:LOAD_34c070 STARTED, task:LOAD_34c070 FINISHED, task:UNLOAD_f7a307 FINISHED</text:p>
          </table:table-cell>
          <table:table-cell office:value-type="string">
            <text:p>[2.0257, 4.298183333333333]</text:p>
          </table:table-cell>
          <table:table-cell office:value-type="float" office:value="6.32388333333333">
            <text:p>6,3238833333</text:p>
          </table:table-cell>
          <table:table-cell table:number-columns-repeated="1014"/>
        </table:table-row>
        <table:table-row table:style-name="ro1">
          <table:table-cell office:value-type="string">
            <text:p>route-23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LF-4, truck:Truck-mediumLF-3, truck:Truck-mediumLF-2</text:p>
          </table:table-cell>
          <table:table-cell office:value-type="string">
            <text:p>task:LOAD_34c070 STARTED, task:LOAD_34c070 FINISHED, task:UNLOAD_f7a307 FINISHED</text:p>
          </table:table-cell>
          <table:table-cell office:value-type="string">
            <text:p>[2.0257, 4.298183333333333]</text:p>
          </table:table-cell>
          <table:table-cell office:value-type="float" office:value="6.32388333333333">
            <text:p>6,3238833333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large-3</text:p>
          </table:table-cell>
          <table:table-cell office:value-type="string">
            <text:p>task:LOAD_51829a STARTED, task:LOAD_51829a FINISHED, task:UNLOAD_82aba0 FINISHED, task:LOAD_329678 FINISHED, task:UNLOAD_693233 FINISHED</text:p>
          </table:table-cell>
          <table:table-cell office:value-type="string">
            <text:p>[3.771516666666667, 6.752416666666667, 5.897566666666667, 4.500266666666667]</text:p>
          </table:table-cell>
          <table:table-cell office:value-type="float" office:value="20.9217666666667">
            <text:p>20,9217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large-3</text:p>
          </table:table-cell>
          <table:table-cell office:value-type="string">
            <text:p>task:LOAD_51829a STARTED, task:LOAD_51829a FINISHED, task:UNLOAD_82aba0 FINISHED, task:LOAD_329678 FINISHED, task:UNLOAD_693233 FINISHED</text:p>
          </table:table-cell>
          <table:table-cell office:value-type="string">
            <text:p>[3.771516666666667, 6.752416666666667, 5.897566666666667, 4.500266666666667]</text:p>
          </table:table-cell>
          <table:table-cell office:value-type="float" office:value="20.9217666666667">
            <text:p>20,9217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large-3</text:p>
          </table:table-cell>
          <table:table-cell office:value-type="string">
            <text:p>task:LOAD_51829a STARTED, task:LOAD_51829a FINISHED, task:UNLOAD_82aba0 FINISHED, task:LOAD_329678 FINISHED, task:UNLOAD_693233 FINISHED</text:p>
          </table:table-cell>
          <table:table-cell office:value-type="string">
            <text:p>[3.771516666666667, 6.752416666666667, 5.897566666666667, 4.500266666666667]</text:p>
          </table:table-cell>
          <table:table-cell office:value-type="float" office:value="20.9217666666667">
            <text:p>20,9217666667</text:p>
          </table:table-cell>
          <table:table-cell table:number-columns-repeated="1014"/>
        </table:table-row>
        <table:table-row table:style-name="ro1">
          <table:table-cell office:value-type="string">
            <text:p>route-24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medium-4, truck:Truck-large-3</text:p>
          </table:table-cell>
          <table:table-cell office:value-type="string">
            <text:p>task:LOAD_51829a STARTED, task:LOAD_51829a FINISHED, task:UNLOAD_82aba0 FINISHED, task:LOAD_329678 FINISHED, task:UNLOAD_693233 FINISHED</text:p>
          </table:table-cell>
          <table:table-cell office:value-type="string">
            <text:p>[3.771516666666667, 6.752416666666667, 5.897566666666667, 4.500266666666667]</text:p>
          </table:table-cell>
          <table:table-cell office:value-type="float" office:value="20.9217666666667">
            <text:p>20,9217666667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mediumLF-1</text:p>
          </table:table-cell>
          <table:table-cell office:value-type="string">
            <text:p>task:LOAD_ebd064 STARTED, task:LOAD_ebd064 FINISHED, task:UNLOAD_587071 FINISHED</text:p>
          </table:table-cell>
          <table:table-cell office:value-type="string">
            <text:p>[1.2691833333333333, 5.6004]</text:p>
          </table:table-cell>
          <table:table-cell office:value-type="float" office:value="6.86958333333333">
            <text:p>6,8695833333</text:p>
          </table:table-cell>
          <table:table-cell table:number-columns-repeated="1014"/>
        </table:table-row>
        <table:table-row table:style-name="ro1">
          <table:table-cell office:value-type="string">
            <text:p>route-25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mediumLF-1</text:p>
          </table:table-cell>
          <table:table-cell office:value-type="string">
            <text:p>task:LOAD_ebd064 STARTED, task:LOAD_ebd064 FINISHED, task:UNLOAD_587071 FINISHED</text:p>
          </table:table-cell>
          <table:table-cell office:value-type="string">
            <text:p>[1.2691833333333333, 5.6004]</text:p>
          </table:table-cell>
          <table:table-cell office:value-type="float" office:value="6.86958333333333">
            <text:p>6,8695833333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236f8c STARTED, task:LOAD_236f8c FINISHED, task:UNLOAD_789193 FINISHED, task:LOAD_69e2b8 FINISHED, task:UNLOAD_52bf05 FINISHED</text:p>
          </table:table-cell>
          <table:table-cell office:value-type="string">
            <text:p>[1.63255, 2.54925, 5.349816666666666, 1.59925]</text:p>
          </table:table-cell>
          <table:table-cell office:value-type="float" office:value="11.1308666666667">
            <text:p>11,13086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236f8c STARTED, task:LOAD_236f8c FINISHED, task:UNLOAD_789193 FINISHED, task:LOAD_69e2b8 FINISHED, task:UNLOAD_52bf05 FINISHED</text:p>
          </table:table-cell>
          <table:table-cell office:value-type="string">
            <text:p>[1.63255, 2.54925, 5.349816666666666, 1.59925]</text:p>
          </table:table-cell>
          <table:table-cell office:value-type="float" office:value="11.1308666666667">
            <text:p>11,13086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236f8c STARTED, task:LOAD_236f8c FINISHED, task:UNLOAD_789193 FINISHED, task:LOAD_69e2b8 FINISHED, task:UNLOAD_52bf05 FINISHED</text:p>
          </table:table-cell>
          <table:table-cell office:value-type="string">
            <text:p>[1.63255, 2.54925, 5.349816666666666, 1.59925]</text:p>
          </table:table-cell>
          <table:table-cell office:value-type="float" office:value="11.1308666666667">
            <text:p>11,1308666667</text:p>
          </table:table-cell>
          <table:table-cell table:number-columns-repeated="1014"/>
        </table:table-row>
        <table:table-row table:style-name="ro1">
          <table:table-cell office:value-type="string">
            <text:p>route-26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236f8c STARTED, task:LOAD_236f8c FINISHED, task:UNLOAD_789193 FINISHED, task:LOAD_69e2b8 FINISHED, task:UNLOAD_52bf05 FINISHED</text:p>
          </table:table-cell>
          <table:table-cell office:value-type="string">
            <text:p>[1.63255, 2.54925, 5.349816666666666, 1.59925]</text:p>
          </table:table-cell>
          <table:table-cell office:value-type="float" office:value="11.1308666666667">
            <text:p>11,1308666667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mediumLF-5, truck:Truck-smallLF-5</text:p>
          </table:table-cell>
          <table:table-cell office:value-type="string">
            <text:p>task:LOAD_60930e STARTED, task:LOAD_60930e FINISHED, task:UNLOAD_0899c2 FINISHED</text:p>
          </table:table-cell>
          <table:table-cell office:value-type="string">
            <text:p>[4.782183333333333, 3.24795]</text:p>
          </table:table-cell>
          <table:table-cell office:value-type="float" office:value="8.03013333333333">
            <text:p>8,0301333333</text:p>
          </table:table-cell>
          <table:table-cell table:number-columns-repeated="1014"/>
        </table:table-row>
        <table:table-row table:style-name="ro1">
          <table:table-cell office:value-type="string">
            <text:p>route-27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mediumLF-5, truck:Truck-smallLF-5</text:p>
          </table:table-cell>
          <table:table-cell office:value-type="string">
            <text:p>task:LOAD_60930e STARTED, task:LOAD_60930e FINISHED, task:UNLOAD_0899c2 FINISHED</text:p>
          </table:table-cell>
          <table:table-cell office:value-type="string">
            <text:p>[4.782183333333333, 3.24795]</text:p>
          </table:table-cell>
          <table:table-cell office:value-type="float" office:value="8.03013333333333">
            <text:p>8,0301333333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4</text:p>
          </table:table-cell>
          <table:table-cell office:value-type="string">
            <text:p>task:LOAD_5e03e2 STARTED, task:LOAD_5e03e2 FINISHED, task:UNLOAD_1ce4be FINISHED, task:LOAD_73b140 FINISHED, task:UNLOAD_f63383 FINISHED</text:p>
          </table:table-cell>
          <table:table-cell office:value-type="string">
            <text:p>[3.0264333333333333, 5.253233333333333, 3.545916666666667, 6.951133333333333]</text:p>
          </table:table-cell>
          <table:table-cell office:value-type="float" office:value="18.7767166666667">
            <text:p>18,776716666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4</text:p>
          </table:table-cell>
          <table:table-cell office:value-type="string">
            <text:p>task:LOAD_5e03e2 STARTED, task:LOAD_5e03e2 FINISHED, task:UNLOAD_1ce4be FINISHED, task:LOAD_73b140 FINISHED, task:UNLOAD_f63383 FINISHED</text:p>
          </table:table-cell>
          <table:table-cell office:value-type="string">
            <text:p>[3.0264333333333333, 5.253233333333333, 3.545916666666667, 6.951133333333333]</text:p>
          </table:table-cell>
          <table:table-cell office:value-type="float" office:value="18.7767166666667">
            <text:p>18,776716666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4</text:p>
          </table:table-cell>
          <table:table-cell office:value-type="string">
            <text:p>task:LOAD_5e03e2 STARTED, task:LOAD_5e03e2 FINISHED, task:UNLOAD_1ce4be FINISHED, task:LOAD_73b140 FINISHED, task:UNLOAD_f63383 FINISHED</text:p>
          </table:table-cell>
          <table:table-cell office:value-type="string">
            <text:p>[3.0264333333333333, 5.253233333333333, 3.545916666666667, 6.951133333333333]</text:p>
          </table:table-cell>
          <table:table-cell office:value-type="float" office:value="18.7767166666667">
            <text:p>18,7767166667</text:p>
          </table:table-cell>
          <table:table-cell table:number-columns-repeated="1014"/>
        </table:table-row>
        <table:table-row table:style-name="ro1">
          <table:table-cell office:value-type="string">
            <text:p>route-28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4</text:p>
          </table:table-cell>
          <table:table-cell office:value-type="string">
            <text:p>task:LOAD_5e03e2 STARTED, task:LOAD_5e03e2 FINISHED, task:UNLOAD_1ce4be FINISHED, task:LOAD_73b140 FINISHED, task:UNLOAD_f63383 FINISHED</text:p>
          </table:table-cell>
          <table:table-cell office:value-type="string">
            <text:p>[3.0264333333333333, 5.253233333333333, 3.545916666666667, 6.951133333333333]</text:p>
          </table:table-cell>
          <table:table-cell office:value-type="float" office:value="18.7767166666667">
            <text:p>18,7767166667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-2, truck:Truck-smallLF-1, truck:Truck-small-1</text:p>
          </table:table-cell>
          <table:table-cell office:value-type="string">
            <text:p>task:LOAD_df06df STARTED, task:LOAD_df06df FINISHED, task:UNLOAD_751c4c FINISHED</text:p>
          </table:table-cell>
          <table:table-cell office:value-type="string">
            <text:p>[6.274733333333334, 7.148166666666667]</text:p>
          </table:table-cell>
          <table:table-cell office:value-type="float" office:value="13.4229">
            <text:p>13,4229</text:p>
          </table:table-cell>
          <table:table-cell table:number-columns-repeated="1014"/>
        </table:table-row>
        <table:table-row table:style-name="ro1">
          <table:table-cell office:value-type="string">
            <text:p>route-29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-2, truck:Truck-smallLF-1, truck:Truck-small-1</text:p>
          </table:table-cell>
          <table:table-cell office:value-type="string">
            <text:p>task:LOAD_df06df STARTED, task:LOAD_df06df FINISHED, task:UNLOAD_751c4c FINISHED</text:p>
          </table:table-cell>
          <table:table-cell office:value-type="string">
            <text:p>[6.274733333333334, 7.148166666666667]</text:p>
          </table:table-cell>
          <table:table-cell office:value-type="float" office:value="13.4229">
            <text:p>13,4229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LF-2, truck:Truck-mediumLF-3, truck:Truck-medium-2</text:p>
          </table:table-cell>
          <table:table-cell office:value-type="string">
            <text:p>task:LOAD_35b778 PAUSED: , task:LOAD_35b778 PAUSED: , task:LOAD_35b778 STARTED, task:LOAD_35b778 FINISHED, task:UNLOAD_8ccf0b FINISHED, task:LOAD_489a39 FINISHED, task:UNLOAD_950d53 FINISHED</text:p>
          </table:table-cell>
          <table:table-cell office:value-type="string">
            <text:p>[4.618383333333333, 2.6489333333333334, 4.699583333333333, 2.10005]</text:p>
          </table:table-cell>
          <table:table-cell office:value-type="float" office:value="14.06695">
            <text:p>14,06695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LF-2, truck:Truck-mediumLF-3, truck:Truck-medium-2</text:p>
          </table:table-cell>
          <table:table-cell office:value-type="string">
            <text:p>task:LOAD_35b778 PAUSED: , task:LOAD_35b778 PAUSED: , task:LOAD_35b778 STARTED, task:LOAD_35b778 FINISHED, task:UNLOAD_8ccf0b FINISHED, task:LOAD_489a39 FINISHED, task:UNLOAD_950d53 FINISHED</text:p>
          </table:table-cell>
          <table:table-cell office:value-type="string">
            <text:p>[4.618383333333333, 2.6489333333333334, 4.699583333333333, 2.10005]</text:p>
          </table:table-cell>
          <table:table-cell office:value-type="float" office:value="14.06695">
            <text:p>14,06695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LF-2, truck:Truck-mediumLF-3, truck:Truck-medium-2</text:p>
          </table:table-cell>
          <table:table-cell office:value-type="string">
            <text:p>task:LOAD_35b778 PAUSED: , task:LOAD_35b778 PAUSED: , task:LOAD_35b778 STARTED, task:LOAD_35b778 FINISHED, task:UNLOAD_8ccf0b FINISHED, task:LOAD_489a39 FINISHED, task:UNLOAD_950d53 FINISHED</text:p>
          </table:table-cell>
          <table:table-cell office:value-type="string">
            <text:p>[4.618383333333333, 2.6489333333333334, 4.699583333333333, 2.10005]</text:p>
          </table:table-cell>
          <table:table-cell office:value-type="float" office:value="14.06695">
            <text:p>14,06695</text:p>
          </table:table-cell>
          <table:table-cell table:number-columns-repeated="1014"/>
        </table:table-row>
        <table:table-row table:style-name="ro1">
          <table:table-cell office:value-type="string">
            <text:p>route-30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LF-2, truck:Truck-mediumLF-3, truck:Truck-medium-2</text:p>
          </table:table-cell>
          <table:table-cell office:value-type="string">
            <text:p>task:LOAD_35b778 PAUSED: , task:LOAD_35b778 PAUSED: , task:LOAD_35b778 STARTED, task:LOAD_35b778 FINISHED, task:UNLOAD_8ccf0b FINISHED, task:LOAD_489a39 FINISHED, task:UNLOAD_950d53 FINISHED</text:p>
          </table:table-cell>
          <table:table-cell office:value-type="string">
            <text:p>[4.618383333333333, 2.6489333333333334, 4.699583333333333, 2.10005]</text:p>
          </table:table-cell>
          <table:table-cell office:value-type="float" office:value="14.06695">
            <text:p>14,06695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e6a87f STARTED, task:LOAD_e6a87f FINISHED, task:UNLOAD_2eb005 FINISHED</text:p>
          </table:table-cell>
          <table:table-cell office:value-type="string">
            <text:p>[0.8324833333333334, 2.4501666666666666]</text:p>
          </table:table-cell>
          <table:table-cell office:value-type="float" office:value="3.28265">
            <text:p>3,28265</text:p>
          </table:table-cell>
          <table:table-cell table:number-columns-repeated="1014"/>
        </table:table-row>
        <table:table-row table:style-name="ro1">
          <table:table-cell office:value-type="string">
            <text:p>route-31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-3</text:p>
          </table:table-cell>
          <table:table-cell office:value-type="string">
            <text:p>task:LOAD_e6a87f STARTED, task:LOAD_e6a87f FINISHED, task:UNLOAD_2eb005 FINISHED</text:p>
          </table:table-cell>
          <table:table-cell office:value-type="string">
            <text:p>[0.8324833333333334, 2.4501666666666666]</text:p>
          </table:table-cell>
          <table:table-cell office:value-type="float" office:value="3.28265">
            <text:p>3,28265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016b0 STARTED, task:LOAD_d016b0 FINISHED, task:UNLOAD_0b5bd5 FINISHED, task:LOAD_eca199 FINISHED, task:UNLOAD_a61943 FINISHED</text:p>
          </table:table-cell>
          <table:table-cell office:value-type="string">
            <text:p>[1.0536333333333334, 4.54885, 3.799533333333333, 3.0488166666666667]</text:p>
          </table:table-cell>
          <table:table-cell office:value-type="float" office:value="12.4508333333333">
            <text:p>12,4508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016b0 STARTED, task:LOAD_d016b0 FINISHED, task:UNLOAD_0b5bd5 FINISHED, task:LOAD_eca199 FINISHED, task:UNLOAD_a61943 FINISHED</text:p>
          </table:table-cell>
          <table:table-cell office:value-type="string">
            <text:p>[1.0536333333333334, 4.54885, 3.799533333333333, 3.0488166666666667]</text:p>
          </table:table-cell>
          <table:table-cell office:value-type="float" office:value="12.4508333333333">
            <text:p>12,4508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016b0 STARTED, task:LOAD_d016b0 FINISHED, task:UNLOAD_0b5bd5 FINISHED, task:LOAD_eca199 FINISHED, task:UNLOAD_a61943 FINISHED</text:p>
          </table:table-cell>
          <table:table-cell office:value-type="string">
            <text:p>[1.0536333333333334, 4.54885, 3.799533333333333, 3.0488166666666667]</text:p>
          </table:table-cell>
          <table:table-cell office:value-type="float" office:value="12.4508333333333">
            <text:p>12,4508333333</text:p>
          </table:table-cell>
          <table:table-cell table:number-columns-repeated="1014"/>
        </table:table-row>
        <table:table-row table:style-name="ro1">
          <table:table-cell office:value-type="string">
            <text:p>route-32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5</text:p>
          </table:table-cell>
          <table:table-cell office:value-type="string">
            <text:p>task:LOAD_d016b0 STARTED, task:LOAD_d016b0 FINISHED, task:UNLOAD_0b5bd5 FINISHED, task:LOAD_eca199 FINISHED, task:UNLOAD_a61943 FINISHED</text:p>
          </table:table-cell>
          <table:table-cell office:value-type="string">
            <text:p>[1.0536333333333334, 4.54885, 3.799533333333333, 3.0488166666666667]</text:p>
          </table:table-cell>
          <table:table-cell office:value-type="float" office:value="12.4508333333333">
            <text:p>12,4508333333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LF-5</text:p>
          </table:table-cell>
          <table:table-cell office:value-type="string">
            <text:p>task:LOAD_8ac50a STARTED, task:LOAD_8ac50a FINISHED, task:UNLOAD_f8b736 FINISHED</text:p>
          </table:table-cell>
          <table:table-cell office:value-type="string">
            <text:p>[1.5466833333333334, 6.350433333333333]</text:p>
          </table:table-cell>
          <table:table-cell office:value-type="float" office:value="7.89711666666667">
            <text:p>7,8971166667</text:p>
          </table:table-cell>
          <table:table-cell table:number-columns-repeated="1014"/>
        </table:table-row>
        <table:table-row table:style-name="ro1">
          <table:table-cell office:value-type="string">
            <text:p>route-33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LF-5</text:p>
          </table:table-cell>
          <table:table-cell office:value-type="string">
            <text:p>task:LOAD_8ac50a STARTED, task:LOAD_8ac50a FINISHED, task:UNLOAD_f8b736 FINISHED</text:p>
          </table:table-cell>
          <table:table-cell office:value-type="string">
            <text:p>[1.5466833333333334, 6.350433333333333]</text:p>
          </table:table-cell>
          <table:table-cell office:value-type="float" office:value="7.89711666666667">
            <text:p>7,89711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LF-1, truck:Truck-mediumLF-4</text:p>
          </table:table-cell>
          <table:table-cell office:value-type="string">
            <text:p>task:LOAD_08df99 STARTED, task:LOAD_08df99 FINISHED, task:UNLOAD_92af1a FINISHED, task:LOAD_2c9ca7 FINISHED, task:UNLOAD_dadf03 FINISHED</text:p>
          </table:table-cell>
          <table:table-cell office:value-type="string">
            <text:p>[2.09215, 4.0004333333333335, 8.150933333333333, 7.9981]</text:p>
          </table:table-cell>
          <table:table-cell office:value-type="float" office:value="22.2416166666667">
            <text:p>22,24161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LF-1, truck:Truck-mediumLF-4</text:p>
          </table:table-cell>
          <table:table-cell office:value-type="string">
            <text:p>task:LOAD_08df99 STARTED, task:LOAD_08df99 FINISHED, task:UNLOAD_92af1a FINISHED, task:LOAD_2c9ca7 FINISHED, task:UNLOAD_dadf03 FINISHED</text:p>
          </table:table-cell>
          <table:table-cell office:value-type="string">
            <text:p>[2.09215, 4.0004333333333335, 8.150933333333333, 7.9981]</text:p>
          </table:table-cell>
          <table:table-cell office:value-type="float" office:value="22.2416166666667">
            <text:p>22,24161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mediumLF-1, truck:Truck-mediumLF-4</text:p>
          </table:table-cell>
          <table:table-cell office:value-type="string">
            <text:p>task:LOAD_08df99 STARTED, task:LOAD_08df99 FINISHED, task:UNLOAD_92af1a FINISHED, task:LOAD_2c9ca7 FINISHED, task:UNLOAD_dadf03 FINISHED</text:p>
          </table:table-cell>
          <table:table-cell office:value-type="string">
            <text:p>[2.09215, 4.0004333333333335, 8.150933333333333, 7.9981]</text:p>
          </table:table-cell>
          <table:table-cell office:value-type="float" office:value="22.2416166666667">
            <text:p>22,2416166667</text:p>
          </table:table-cell>
          <table:table-cell table:number-columns-repeated="1014"/>
        </table:table-row>
        <table:table-row table:style-name="ro1">
          <table:table-cell office:value-type="string">
            <text:p>route-34</text:p>
          </table:table-cell>
          <table:table-cell office:value-type="float" office:value="3">
            <text:p>3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mediumLF-1, truck:Truck-mediumLF-4</text:p>
          </table:table-cell>
          <table:table-cell office:value-type="string">
            <text:p>task:LOAD_08df99 STARTED, task:LOAD_08df99 FINISHED, task:UNLOAD_92af1a FINISHED, task:LOAD_2c9ca7 FINISHED, task:UNLOAD_dadf03 FINISHED</text:p>
          </table:table-cell>
          <table:table-cell office:value-type="string">
            <text:p>[2.09215, 4.0004333333333335, 8.150933333333333, 7.9981]</text:p>
          </table:table-cell>
          <table:table-cell office:value-type="float" office:value="22.2416166666667">
            <text:p>22,2416166667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largeLF-4, truck:Truck-large-5</text:p>
          </table:table-cell>
          <table:table-cell office:value-type="string">
            <text:p>task:LOAD_8af24a STARTED, task:LOAD_8af24a FINISHED, task:UNLOAD_235838 FINISHED</text:p>
          </table:table-cell>
          <table:table-cell office:value-type="string">
            <text:p>[2.7887333333333335, 3.899]</text:p>
          </table:table-cell>
          <table:table-cell office:value-type="float" office:value="6.68773333333333">
            <text:p>6,6877333333</text:p>
          </table:table-cell>
          <table:table-cell table:number-columns-repeated="1014"/>
        </table:table-row>
        <table:table-row table:style-name="ro1">
          <table:table-cell office:value-type="string">
            <text:p>route-35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largeLF-4, truck:Truck-large-5</text:p>
          </table:table-cell>
          <table:table-cell office:value-type="string">
            <text:p>task:LOAD_8af24a STARTED, task:LOAD_8af24a FINISHED, task:UNLOAD_235838 FINISHED</text:p>
          </table:table-cell>
          <table:table-cell office:value-type="string">
            <text:p>[2.7887333333333335, 3.899]</text:p>
          </table:table-cell>
          <table:table-cell office:value-type="float" office:value="6.68773333333333">
            <text:p>6,6877333333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LF-2, truck:Truck-smallLF-5, truck:Truck-small-3, truck:Truck-mediumLF-5, truck:Truck-smallLF-4</text:p>
          </table:table-cell>
          <table:table-cell office:value-type="string">
            <text:p>task:LOAD_d8b42a STARTED, task:LOAD_d8b42a FINISHED, task:UNLOAD_45d195 FINISHED, task:LOAD_91b130 FINISHED, task:UNLOAD_8e1628 FINISHED</text:p>
          </table:table-cell>
          <table:table-cell office:value-type="string">
            <text:p>[5.682616666666667, 5.1029, 4.2477833333333335, 2.8473166666666665]</text:p>
          </table:table-cell>
          <table:table-cell office:value-type="float" office:value="17.8806166666667">
            <text:p>17,88061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LF-2, truck:Truck-smallLF-5, truck:Truck-small-3, truck:Truck-mediumLF-5, truck:Truck-smallLF-4</text:p>
          </table:table-cell>
          <table:table-cell office:value-type="string">
            <text:p>task:LOAD_d8b42a STARTED, task:LOAD_d8b42a FINISHED, task:UNLOAD_45d195 FINISHED, task:LOAD_91b130 FINISHED, task:UNLOAD_8e1628 FINISHED</text:p>
          </table:table-cell>
          <table:table-cell office:value-type="string">
            <text:p>[5.682616666666667, 5.1029, 4.2477833333333335, 2.8473166666666665]</text:p>
          </table:table-cell>
          <table:table-cell office:value-type="float" office:value="17.8806166666667">
            <text:p>17,88061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smallLF-2, truck:Truck-smallLF-5, truck:Truck-small-3, truck:Truck-mediumLF-5, truck:Truck-smallLF-4</text:p>
          </table:table-cell>
          <table:table-cell office:value-type="string">
            <text:p>task:LOAD_d8b42a STARTED, task:LOAD_d8b42a FINISHED, task:UNLOAD_45d195 FINISHED, task:LOAD_91b130 FINISHED, task:UNLOAD_8e1628 FINISHED</text:p>
          </table:table-cell>
          <table:table-cell office:value-type="string">
            <text:p>[5.682616666666667, 5.1029, 4.2477833333333335, 2.8473166666666665]</text:p>
          </table:table-cell>
          <table:table-cell office:value-type="float" office:value="17.8806166666667">
            <text:p>17,8806166667</text:p>
          </table:table-cell>
          <table:table-cell table:number-columns-repeated="1014"/>
        </table:table-row>
        <table:table-row table:style-name="ro1">
          <table:table-cell office:value-type="string">
            <text:p>route-36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smallLF-2, truck:Truck-smallLF-5, truck:Truck-small-3, truck:Truck-mediumLF-5, truck:Truck-smallLF-4</text:p>
          </table:table-cell>
          <table:table-cell office:value-type="string">
            <text:p>task:LOAD_d8b42a STARTED, task:LOAD_d8b42a FINISHED, task:UNLOAD_45d195 FINISHED, task:LOAD_91b130 FINISHED, task:UNLOAD_8e1628 FINISHED</text:p>
          </table:table-cell>
          <table:table-cell office:value-type="string">
            <text:p>[5.682616666666667, 5.1029, 4.2477833333333335, 2.8473166666666665]</text:p>
          </table:table-cell>
          <table:table-cell office:value-type="float" office:value="17.8806166666667">
            <text:p>17,8806166667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LF-3</text:p>
          </table:table-cell>
          <table:table-cell office:value-type="string">
            <text:p>task:LOAD_afeb66 STARTED, task:LOAD_afeb66 FINISHED, task:UNLOAD_a4f7e5 FINISHED</text:p>
          </table:table-cell>
          <table:table-cell office:value-type="string">
            <text:p>[2.7209, 2.749633333333333]</text:p>
          </table:table-cell>
          <table:table-cell office:value-type="float" office:value="5.47053333333333">
            <text:p>5,4705333333</text:p>
          </table:table-cell>
          <table:table-cell table:number-columns-repeated="1014"/>
        </table:table-row>
        <table:table-row table:style-name="ro1">
          <table:table-cell office:value-type="string">
            <text:p>route-37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LF-3</text:p>
          </table:table-cell>
          <table:table-cell office:value-type="string">
            <text:p>task:LOAD_afeb66 STARTED, task:LOAD_afeb66 FINISHED, task:UNLOAD_a4f7e5 FINISHED</text:p>
          </table:table-cell>
          <table:table-cell office:value-type="string">
            <text:p>[2.7209, 2.749633333333333]</text:p>
          </table:table-cell>
          <table:table-cell office:value-type="float" office:value="5.47053333333333">
            <text:p>5,47053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09eb54 STARTED, task:LOAD_09eb54 FINISHED, task:UNLOAD_b07afc FINISHED, task:LOAD_f0b971 FINISHED, task:UNLOAD_1b7a65 FINISHED</text:p>
          </table:table-cell>
          <table:table-cell office:value-type="string">
            <text:p>[5.304466666666666, 2.800116666666667, 2.7996666666666665, 2.8992333333333336]</text:p>
          </table:table-cell>
          <table:table-cell office:value-type="float" office:value="13.8034833333333">
            <text:p>13,80348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09eb54 STARTED, task:LOAD_09eb54 FINISHED, task:UNLOAD_b07afc FINISHED, task:LOAD_f0b971 FINISHED, task:UNLOAD_1b7a65 FINISHED</text:p>
          </table:table-cell>
          <table:table-cell office:value-type="string">
            <text:p>[5.304466666666666, 2.800116666666667, 2.7996666666666665, 2.8992333333333336]</text:p>
          </table:table-cell>
          <table:table-cell office:value-type="float" office:value="13.8034833333333">
            <text:p>13,80348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09eb54 STARTED, task:LOAD_09eb54 FINISHED, task:UNLOAD_b07afc FINISHED, task:LOAD_f0b971 FINISHED, task:UNLOAD_1b7a65 FINISHED</text:p>
          </table:table-cell>
          <table:table-cell office:value-type="string">
            <text:p>[5.304466666666666, 2.800116666666667, 2.7996666666666665, 2.8992333333333336]</text:p>
          </table:table-cell>
          <table:table-cell office:value-type="float" office:value="13.8034833333333">
            <text:p>13,8034833333</text:p>
          </table:table-cell>
          <table:table-cell table:number-columns-repeated="1014"/>
        </table:table-row>
        <table:table-row table:style-name="ro1">
          <table:table-cell office:value-type="string">
            <text:p>route-38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small-5, truck:Truck-small-2</text:p>
          </table:table-cell>
          <table:table-cell office:value-type="string">
            <text:p>task:LOAD_09eb54 STARTED, task:LOAD_09eb54 FINISHED, task:UNLOAD_b07afc FINISHED, task:LOAD_f0b971 FINISHED, task:UNLOAD_1b7a65 FINISHED</text:p>
          </table:table-cell>
          <table:table-cell office:value-type="string">
            <text:p>[5.304466666666666, 2.800116666666667, 2.7996666666666665, 2.8992333333333336]</text:p>
          </table:table-cell>
          <table:table-cell office:value-type="float" office:value="13.8034833333333">
            <text:p>13,8034833333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LF-2</text:p>
          </table:table-cell>
          <table:table-cell office:value-type="string">
            <text:p>task:LOAD_5f3b53 STARTED, task:LOAD_5f3b53 FINISHED, task:UNLOAD_ee620f FINISHED</text:p>
          </table:table-cell>
          <table:table-cell office:value-type="string">
            <text:p>[3.8947333333333334, 3.8507333333333333]</text:p>
          </table:table-cell>
          <table:table-cell office:value-type="float" office:value="7.74546666666667">
            <text:p>7,7454666667</text:p>
          </table:table-cell>
          <table:table-cell table:number-columns-repeated="1014"/>
        </table:table-row>
        <table:table-row table:style-name="ro1">
          <table:table-cell office:value-type="string">
            <text:p>route-39</text:p>
          </table:table-cell>
          <table:table-cell office:value-type="float" office:value="1">
            <text:p>1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LF-2</text:p>
          </table:table-cell>
          <table:table-cell office:value-type="string">
            <text:p>task:LOAD_5f3b53 STARTED, task:LOAD_5f3b53 FINISHED, task:UNLOAD_ee620f FINISHED</text:p>
          </table:table-cell>
          <table:table-cell office:value-type="string">
            <text:p>[3.8947333333333334, 3.8507333333333333]</text:p>
          </table:table-cell>
          <table:table-cell office:value-type="float" office:value="7.74546666666667">
            <text:p>7,7454666667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9f4261 PAUSED: , task:LOAD_9f4261 STARTED, task:LOAD_9f4261 FINISHED, task:UNLOAD_e45361 FINISHED, task:LOAD_9d7449 FINISHED, task:UNLOAD_18b5bc FINISHED</text:p>
          </table:table-cell>
          <table:table-cell office:value-type="string">
            <text:p>[8.035683333333333, 7.2007, 3.04875, 3.69885]</text:p>
          </table:table-cell>
          <table:table-cell office:value-type="float" office:value="21.9839833333333">
            <text:p>21,98398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1">
            <text:p>1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9f4261 PAUSED: , task:LOAD_9f4261 STARTED, task:LOAD_9f4261 FINISHED, task:UNLOAD_e45361 FINISHED, task:LOAD_9d7449 FINISHED, task:UNLOAD_18b5bc FINISHED</text:p>
          </table:table-cell>
          <table:table-cell office:value-type="string">
            <text:p>[8.035683333333333, 7.2007, 3.04875, 3.69885]</text:p>
          </table:table-cell>
          <table:table-cell office:value-type="float" office:value="21.9839833333333">
            <text:p>21,98398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9f4261 PAUSED: , task:LOAD_9f4261 STARTED, task:LOAD_9f4261 FINISHED, task:UNLOAD_e45361 FINISHED, task:LOAD_9d7449 FINISHED, task:UNLOAD_18b5bc FINISHED</text:p>
          </table:table-cell>
          <table:table-cell office:value-type="string">
            <text:p>[8.035683333333333, 7.2007, 3.04875, 3.69885]</text:p>
          </table:table-cell>
          <table:table-cell office:value-type="float" office:value="21.9839833333333">
            <text:p>21,9839833333</text:p>
          </table:table-cell>
          <table:table-cell table:number-columns-repeated="1014"/>
        </table:table-row>
        <table:table-row table:style-name="ro1">
          <table:table-cell office:value-type="string">
            <text:p>route-40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large-1, truck:Truck-largeLF-3</text:p>
          </table:table-cell>
          <table:table-cell office:value-type="string">
            <text:p>task:LOAD_9f4261 PAUSED: , task:LOAD_9f4261 STARTED, task:LOAD_9f4261 FINISHED, task:UNLOAD_e45361 FINISHED, task:LOAD_9d7449 FINISHED, task:UNLOAD_18b5bc FINISHED</text:p>
          </table:table-cell>
          <table:table-cell office:value-type="string">
            <text:p>[8.035683333333333, 7.2007, 3.04875, 3.69885]</text:p>
          </table:table-cell>
          <table:table-cell office:value-type="float" office:value="21.9839833333333">
            <text:p>21,9839833333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small-1, truck:Truck-smallLF-1, truck:Truck-large-5</text:p>
          </table:table-cell>
          <table:table-cell office:value-type="string">
            <text:p>task:LOAD_5c25aa STARTED, task:LOAD_5c25aa FINISHED, task:UNLOAD_034b01 FINISHED</text:p>
          </table:table-cell>
          <table:table-cell office:value-type="string">
            <text:p>[4.283133333333334, 5.25015]</text:p>
          </table:table-cell>
          <table:table-cell office:value-type="float" office:value="9.53328333333333">
            <text:p>9,5332833333</text:p>
          </table:table-cell>
          <table:table-cell table:number-columns-repeated="1014"/>
        </table:table-row>
        <table:table-row table:style-name="ro1">
          <table:table-cell office:value-type="string">
            <text:p>route-41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small-1, truck:Truck-smallLF-1, truck:Truck-large-5</text:p>
          </table:table-cell>
          <table:table-cell office:value-type="string">
            <text:p>task:LOAD_5c25aa STARTED, task:LOAD_5c25aa FINISHED, task:UNLOAD_034b01 FINISHED</text:p>
          </table:table-cell>
          <table:table-cell office:value-type="string">
            <text:p>[4.283133333333334, 5.25015]</text:p>
          </table:table-cell>
          <table:table-cell office:value-type="float" office:value="9.53328333333333">
            <text:p>9,5332833333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LF-2, truck:Truck-mediumLF-3</text:p>
          </table:table-cell>
          <table:table-cell office:value-type="string">
            <text:p>task:LOAD_274beb STARTED, task:LOAD_274beb FINISHED, task:UNLOAD_257cac FINISHED, task:LOAD_cc267f FINISHED, task:UNLOAD_f553b6 FINISHED</text:p>
          </table:table-cell>
          <table:table-cell office:value-type="string">
            <text:p>[1.5302333333333333, 3.0983666666666667, 7.1497, 5.748366666666667]</text:p>
          </table:table-cell>
          <table:table-cell office:value-type="float" office:value="17.5266666666667">
            <text:p>17,5266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LF-2, truck:Truck-mediumLF-3</text:p>
          </table:table-cell>
          <table:table-cell office:value-type="string">
            <text:p>task:LOAD_274beb STARTED, task:LOAD_274beb FINISHED, task:UNLOAD_257cac FINISHED, task:LOAD_cc267f FINISHED, task:UNLOAD_f553b6 FINISHED</text:p>
          </table:table-cell>
          <table:table-cell office:value-type="string">
            <text:p>[1.5302333333333333, 3.0983666666666667, 7.1497, 5.748366666666667]</text:p>
          </table:table-cell>
          <table:table-cell office:value-type="float" office:value="17.5266666666667">
            <text:p>17,5266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LF-2, truck:Truck-mediumLF-3</text:p>
          </table:table-cell>
          <table:table-cell office:value-type="string">
            <text:p>task:LOAD_274beb STARTED, task:LOAD_274beb FINISHED, task:UNLOAD_257cac FINISHED, task:LOAD_cc267f FINISHED, task:UNLOAD_f553b6 FINISHED</text:p>
          </table:table-cell>
          <table:table-cell office:value-type="string">
            <text:p>[1.5302333333333333, 3.0983666666666667, 7.1497, 5.748366666666667]</text:p>
          </table:table-cell>
          <table:table-cell office:value-type="float" office:value="17.5266666666667">
            <text:p>17,5266666667</text:p>
          </table:table-cell>
          <table:table-cell table:number-columns-repeated="1014"/>
        </table:table-row>
        <table:table-row table:style-name="ro1">
          <table:table-cell office:value-type="string">
            <text:p>route-42</text:p>
          </table:table-cell>
          <table:table-cell office:value-type="float" office:value="3">
            <text:p>3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2, truck:Truck-mediumLF-2, truck:Truck-mediumLF-3</text:p>
          </table:table-cell>
          <table:table-cell office:value-type="string">
            <text:p>task:LOAD_274beb STARTED, task:LOAD_274beb FINISHED, task:UNLOAD_257cac FINISHED, task:LOAD_cc267f FINISHED, task:UNLOAD_f553b6 FINISHED</text:p>
          </table:table-cell>
          <table:table-cell office:value-type="string">
            <text:p>[1.5302333333333333, 3.0983666666666667, 7.1497, 5.748366666666667]</text:p>
          </table:table-cell>
          <table:table-cell office:value-type="float" office:value="17.5266666666667">
            <text:p>17,5266666667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largeLF-5</text:p>
          </table:table-cell>
          <table:table-cell office:value-type="string">
            <text:p>task:LOAD_495d64 STARTED, task:LOAD_495d64 FINISHED, task:UNLOAD_4c7fb1 FINISHED</text:p>
          </table:table-cell>
          <table:table-cell office:value-type="string">
            <text:p>[2.5252666666666665, 3.9499833333333334]</text:p>
          </table:table-cell>
          <table:table-cell office:value-type="float" office:value="6.47525">
            <text:p>6,47525</text:p>
          </table:table-cell>
          <table:table-cell table:number-columns-repeated="1014"/>
        </table:table-row>
        <table:table-row table:style-name="ro1">
          <table:table-cell office:value-type="string">
            <text:p>route-43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largeLF-5</text:p>
          </table:table-cell>
          <table:table-cell office:value-type="string">
            <text:p>task:LOAD_495d64 STARTED, task:LOAD_495d64 FINISHED, task:UNLOAD_4c7fb1 FINISHED</text:p>
          </table:table-cell>
          <table:table-cell office:value-type="string">
            <text:p>[2.5252666666666665, 3.9499833333333334]</text:p>
          </table:table-cell>
          <table:table-cell office:value-type="float" office:value="6.47525">
            <text:p>6,4752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e23d65 STARTED, task:LOAD_e23d65 FINISHED, task:UNLOAD_67f24d FINISHED, task:LOAD_03e79e FINISHED, task:UNLOAD_bd9645 FINISHED</text:p>
          </table:table-cell>
          <table:table-cell office:value-type="string">
            <text:p>[2.0227333333333335, 5.99805, 2.9997666666666665, 4.999]</text:p>
          </table:table-cell>
          <table:table-cell office:value-type="float" office:value="16.01955">
            <text:p>16,0195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1">
            <text:p>1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e23d65 STARTED, task:LOAD_e23d65 FINISHED, task:UNLOAD_67f24d FINISHED, task:LOAD_03e79e FINISHED, task:UNLOAD_bd9645 FINISHED</text:p>
          </table:table-cell>
          <table:table-cell office:value-type="string">
            <text:p>[2.0227333333333335, 5.99805, 2.9997666666666665, 4.999]</text:p>
          </table:table-cell>
          <table:table-cell office:value-type="float" office:value="16.01955">
            <text:p>16,0195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e23d65 STARTED, task:LOAD_e23d65 FINISHED, task:UNLOAD_67f24d FINISHED, task:LOAD_03e79e FINISHED, task:UNLOAD_bd9645 FINISHED</text:p>
          </table:table-cell>
          <table:table-cell office:value-type="string">
            <text:p>[2.0227333333333335, 5.99805, 2.9997666666666665, 4.999]</text:p>
          </table:table-cell>
          <table:table-cell office:value-type="float" office:value="16.01955">
            <text:p>16,01955</text:p>
          </table:table-cell>
          <table:table-cell table:number-columns-repeated="1014"/>
        </table:table-row>
        <table:table-row table:style-name="ro1">
          <table:table-cell office:value-type="string">
            <text:p>route-44</text:p>
          </table:table-cell>
          <table:table-cell office:value-type="float" office:value="3">
            <text:p>3</text:p>
          </table:table-cell>
          <table:table-cell office:value-type="string">
            <text:p>warehouse:Warehouse-3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1</text:p>
          </table:table-cell>
          <table:table-cell office:value-type="string">
            <text:p>task:LOAD_e23d65 STARTED, task:LOAD_e23d65 FINISHED, task:UNLOAD_67f24d FINISHED, task:LOAD_03e79e FINISHED, task:UNLOAD_bd9645 FINISHED</text:p>
          </table:table-cell>
          <table:table-cell office:value-type="string">
            <text:p>[2.0227333333333335, 5.99805, 2.9997666666666665, 4.999]</text:p>
          </table:table-cell>
          <table:table-cell office:value-type="float" office:value="16.01955">
            <text:p>16,01955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ed1913 STARTED, task:LOAD_ed1913 FINISHED, task:UNLOAD_2e7980 FINISHED</text:p>
          </table:table-cell>
          <table:table-cell office:value-type="string">
            <text:p>[3.5178833333333333, 1.9492333333333334]</text:p>
          </table:table-cell>
          <table:table-cell office:value-type="float" office:value="5.46711666666667">
            <text:p>5,4671166667</text:p>
          </table:table-cell>
          <table:table-cell table:number-columns-repeated="1014"/>
        </table:table-row>
        <table:table-row table:style-name="ro1">
          <table:table-cell office:value-type="string">
            <text:p>route-45</text:p>
          </table:table-cell>
          <table:table-cell office:value-type="float" office:value="1">
            <text:p>1</text:p>
          </table:table-cell>
          <table:table-cell office:value-type="string">
            <text:p>warehouse:Warehouse-4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150">
            <text:p>150</text:p>
          </table:table-cell>
          <table:table-cell office:value-type="string">
            <text:p>truck:Truck-large-2</text:p>
          </table:table-cell>
          <table:table-cell office:value-type="string">
            <text:p>task:LOAD_ed1913 STARTED, task:LOAD_ed1913 FINISHED, task:UNLOAD_2e7980 FINISHED</text:p>
          </table:table-cell>
          <table:table-cell office:value-type="string">
            <text:p>[3.5178833333333333, 1.9492333333333334]</text:p>
          </table:table-cell>
          <table:table-cell office:value-type="float" office:value="5.46711666666667">
            <text:p>5,46711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3</text:p>
          </table:table-cell>
          <table:table-cell office:value-type="string">
            <text:p>task:LOAD_67f363 STARTED, task:LOAD_67f363 FINISHED, task:UNLOAD_4256dc FINISHED, task:LOAD_92d439 FINISHED, task:UNLOAD_350c1a FINISHED</text:p>
          </table:table-cell>
          <table:table-cell office:value-type="string">
            <text:p>[2.5337, 2.299383333333333, 2.1489166666666666, 4.8494166666666665]</text:p>
          </table:table-cell>
          <table:table-cell office:value-type="float" office:value="11.8314166666667">
            <text:p>11,83141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3</text:p>
          </table:table-cell>
          <table:table-cell office:value-type="string">
            <text:p>task:LOAD_67f363 STARTED, task:LOAD_67f363 FINISHED, task:UNLOAD_4256dc FINISHED, task:LOAD_92d439 FINISHED, task:UNLOAD_350c1a FINISHED</text:p>
          </table:table-cell>
          <table:table-cell office:value-type="string">
            <text:p>[2.5337, 2.299383333333333, 2.1489166666666666, 4.8494166666666665]</text:p>
          </table:table-cell>
          <table:table-cell office:value-type="float" office:value="11.8314166666667">
            <text:p>11,83141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2">
            <text:p>2</text:p>
          </table:table-cell>
          <table:table-cell office:value-type="string">
            <text:p>warehouse:Warehouse-3</text:p>
          </table:table-cell>
          <table:table-cell office:value-type="string">
            <text:p>warehouse:Warehouse-4</text:p>
          </table:table-cell>
          <table:table-cell office:value-type="string">
            <text:p>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3</text:p>
          </table:table-cell>
          <table:table-cell office:value-type="string">
            <text:p>task:LOAD_67f363 STARTED, task:LOAD_67f363 FINISHED, task:UNLOAD_4256dc FINISHED, task:LOAD_92d439 FINISHED, task:UNLOAD_350c1a FINISHED</text:p>
          </table:table-cell>
          <table:table-cell office:value-type="string">
            <text:p>[2.5337, 2.299383333333333, 2.1489166666666666, 4.8494166666666665]</text:p>
          </table:table-cell>
          <table:table-cell office:value-type="float" office:value="11.8314166666667">
            <text:p>11,8314166667</text:p>
          </table:table-cell>
          <table:table-cell table:number-columns-repeated="1014"/>
        </table:table-row>
        <table:table-row table:style-name="ro1">
          <table:table-cell office:value-type="string">
            <text:p>route-46</text:p>
          </table:table-cell>
          <table:table-cell office:value-type="float" office:value="3">
            <text:p>3</text:p>
          </table:table-cell>
          <table:table-cell office:value-type="string">
            <text:p>warehouse:Warehouse-4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200">
            <text:p>200</text:p>
          </table:table-cell>
          <table:table-cell office:value-type="string">
            <text:p>truck:Truck-small-4, truck:Truck-large-3</text:p>
          </table:table-cell>
          <table:table-cell office:value-type="string">
            <text:p>task:LOAD_67f363 STARTED, task:LOAD_67f363 FINISHED, task:UNLOAD_4256dc FINISHED, task:LOAD_92d439 FINISHED, task:UNLOAD_350c1a FINISHED</text:p>
          </table:table-cell>
          <table:table-cell office:value-type="string">
            <text:p>[2.5337, 2.299383333333333, 2.1489166666666666, 4.8494166666666665]</text:p>
          </table:table-cell>
          <table:table-cell office:value-type="float" office:value="11.8314166666667">
            <text:p>11,8314166667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250">
            <text:p>250</text:p>
          </table:table-cell>
          <table:table-cell office:value-type="string">
            <text:p>truck:Truck-medium-5, truck:Truck-largeLF-1</text:p>
          </table:table-cell>
          <table:table-cell office:value-type="string">
            <text:p>task:LOAD_4f4da7 STARTED, task:LOAD_4f4da7 FINISHED, task:UNLOAD_cadcaa FINISHED</text:p>
          </table:table-cell>
          <table:table-cell office:value-type="string">
            <text:p>[2.5290333333333335, 5.349916666666667]</text:p>
          </table:table-cell>
          <table:table-cell office:value-type="float" office:value="7.87895">
            <text:p>7,87895</text:p>
          </table:table-cell>
          <table:table-cell table:number-columns-repeated="1014"/>
        </table:table-row>
        <table:table-row table:style-name="ro1">
          <table:table-cell office:value-type="string">
            <text:p>route-47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250">
            <text:p>250</text:p>
          </table:table-cell>
          <table:table-cell office:value-type="string">
            <text:p>truck:Truck-medium-5, truck:Truck-largeLF-1</text:p>
          </table:table-cell>
          <table:table-cell office:value-type="string">
            <text:p>task:LOAD_4f4da7 STARTED, task:LOAD_4f4da7 FINISHED, task:UNLOAD_cadcaa FINISHED</text:p>
          </table:table-cell>
          <table:table-cell office:value-type="string">
            <text:p>[2.5290333333333335, 5.349916666666667]</text:p>
          </table:table-cell>
          <table:table-cell office:value-type="float" office:value="7.87895">
            <text:p>7,87895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0">
            <text:p>0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large-4, truck:Truck-largeLF-2</text:p>
          </table:table-cell>
          <table:table-cell office:value-type="string">
            <text:p>task:LOAD_041f33 STARTED, task:LOAD_041f33 FINISHED, task:UNLOAD_a076bf FAILED. REASON: fuelTooLowfor truck:Truck-largeLF-2</text:p>
          </table:table-cell>
          <table:table-cell office:value-type="string">
            <text:p>[3.527633333333333]</text:p>
          </table:table-cell>
          <table:table-cell office:value-type="float" office:value="3.52763333333333">
            <text:p>3,5276333333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large-4, truck:Truck-largeLF-2</text:p>
          </table:table-cell>
          <table:table-cell office:value-type="string">
            <text:p>task:LOAD_041f33 STARTED, task:LOAD_041f33 FINISHED, task:UNLOAD_a076bf FAILED. REASON: fuelTooLowfor truck:Truck-largeLF-2</text:p>
          </table:table-cell>
          <table:table-cell office:value-type="string">
            <text:p>[3.527633333333333]</text:p>
          </table:table-cell>
          <table:table-cell office:value-type="float" office:value="3.52763333333333">
            <text:p>3,5276333333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2">
            <text:p>2</text:p>
          </table:table-cell>
          <table:table-cell office:value-type="string">
            <text:p>warehouse:Warehouse-5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large-4, truck:Truck-largeLF-2</text:p>
          </table:table-cell>
          <table:table-cell office:value-type="string">
            <text:p>task:LOAD_041f33 STARTED, task:LOAD_041f33 FINISHED, task:UNLOAD_a076bf FAILED. REASON: fuelTooLowfor truck:Truck-largeLF-2</text:p>
          </table:table-cell>
          <table:table-cell office:value-type="string">
            <text:p>[3.527633333333333]</text:p>
          </table:table-cell>
          <table:table-cell office:value-type="float" office:value="3.52763333333333">
            <text:p>3,5276333333</text:p>
          </table:table-cell>
          <table:table-cell table:number-columns-repeated="1014"/>
        </table:table-row>
        <table:table-row table:style-name="ro1">
          <table:table-cell office:value-type="string">
            <text:p>route-48</text:p>
          </table:table-cell>
          <table:table-cell office:value-type="float" office:value="3">
            <text:p>3</text:p>
          </table:table-cell>
          <table:table-cell office:value-type="string">
            <text:p>warehouse:Warehouse-2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300">
            <text:p>300</text:p>
          </table:table-cell>
          <table:table-cell office:value-type="string">
            <text:p>truck:Truck-medium-3, truck:Truck-large-4, truck:Truck-largeLF-2</text:p>
          </table:table-cell>
          <table:table-cell office:value-type="string">
            <text:p>task:LOAD_041f33 STARTED, task:LOAD_041f33 FINISHED, task:UNLOAD_a076bf FAILED. REASON: fuelTooLowfor truck:Truck-largeLF-2</text:p>
          </table:table-cell>
          <table:table-cell office:value-type="string">
            <text:p>[3.527633333333333]</text:p>
          </table:table-cell>
          <table:table-cell office:value-type="float" office:value="3.52763333333333">
            <text:p>3,5276333333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0">
            <text:p>0</text:p>
          </table:table-cell>
          <table:table-cell office:value-type="string">
            <text:p>warehouse:Warehouse-1</text:p>
          </table:table-cell>
          <table:table-cell office:value-type="string">
            <text:p>warehouse:Warehouse-5</text:p>
          </table:table-cell>
          <table:table-cell office:value-type="string">
            <text:p>LOAD</text:p>
          </table:table-cell>
          <table:table-cell office:value-type="float" office:value="50">
            <text:p>50</text:p>
          </table:table-cell>
          <table:table-cell office:value-type="string">
            <text:p>truck:Truck-smallLF-3</text:p>
          </table:table-cell>
          <table:table-cell office:value-type="string">
            <text:p>task:LOAD_1958f9 STARTED, task:LOAD_1958f9 FINISHED, task:UNLOAD_d28ec8 FINISHED</text:p>
          </table:table-cell>
          <table:table-cell office:value-type="string">
            <text:p>[0.2735, 3.0487333333333333]</text:p>
          </table:table-cell>
          <table:table-cell office:value-type="float" office:value="3.32223333333333">
            <text:p>3,3222333333</text:p>
          </table:table-cell>
          <table:table-cell table:number-columns-repeated="1014"/>
        </table:table-row>
        <table:table-row table:style-name="ro1">
          <table:table-cell office:value-type="string">
            <text:p>route-49</text:p>
          </table:table-cell>
          <table:table-cell office:value-type="float" office:value="1">
            <text:p>1</text:p>
          </table:table-cell>
          <table:table-cell office:value-type="string">
            <text:p>warehouse:Warehouse-5</text:p>
          </table:table-cell>
          <table:table-cell office:value-type="string">
            <text:p>warehouse:Warehouse-3</text:p>
          </table:table-cell>
          <table:table-cell office:value-type="string">
            <text:p>UNLOAD</text:p>
          </table:table-cell>
          <table:table-cell office:value-type="float" office:value="50">
            <text:p>50</text:p>
          </table:table-cell>
          <table:table-cell office:value-type="string">
            <text:p>truck:Truck-smallLF-3</text:p>
          </table:table-cell>
          <table:table-cell office:value-type="string">
            <text:p>task:LOAD_1958f9 STARTED, task:LOAD_1958f9 FINISHED, task:UNLOAD_d28ec8 FINISHED</text:p>
          </table:table-cell>
          <table:table-cell office:value-type="string">
            <text:p>[0.2735, 3.0487333333333333]</text:p>
          </table:table-cell>
          <table:table-cell office:value-type="float" office:value="3.32223333333333">
            <text:p>3,3222333333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0">
            <text:p>0</text:p>
          </table:table-cell>
          <table:table-cell office:value-type="string">
            <text:p>warehouse:Warehouse-3</text:p>
          </table:table-cell>
          <table:table-cell office:value-type="string">
            <text:p>warehouse:Warehouse-2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d8e4 STARTED, task:LOAD_22d8e4 FINISHED, task:UNLOAD_dc157d FINISHED, task:LOAD_8a3ff1 FINISHED, task:UNLOAD_7744ba FINISHED</text:p>
          </table:table-cell>
          <table:table-cell office:value-type="string">
            <text:p>[3.0205166666666665, 1.0991833333333334, 1.4989666666666666, 5.449016666666667]</text:p>
          </table:table-cell>
          <table:table-cell office:value-type="float" office:value="11.0676833333333">
            <text:p>11,0676833333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1">
            <text:p>1</text:p>
          </table:table-cell>
          <table:table-cell office:value-type="string">
            <text:p>warehouse:Warehouse-2</text:p>
          </table:table-cell>
          <table:table-cell office:value-type="string">
            <text:p>warehouse:Warehouse-1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d8e4 STARTED, task:LOAD_22d8e4 FINISHED, task:UNLOAD_dc157d FINISHED, task:LOAD_8a3ff1 FINISHED, task:UNLOAD_7744ba FINISHED</text:p>
          </table:table-cell>
          <table:table-cell office:value-type="string">
            <text:p>[3.0205166666666665, 1.0991833333333334, 1.4989666666666666, 5.449016666666667]</text:p>
          </table:table-cell>
          <table:table-cell office:value-type="float" office:value="11.0676833333333">
            <text:p>11,0676833333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2">
            <text:p>2</text:p>
          </table:table-cell>
          <table:table-cell office:value-type="string">
            <text:p>warehouse:Warehouse-1</text:p>
          </table:table-cell>
          <table:table-cell office:value-type="string">
            <text:p>warehousemain:Warehouse-Main</text:p>
          </table:table-cell>
          <table:table-cell office:value-type="string">
            <text:p>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d8e4 STARTED, task:LOAD_22d8e4 FINISHED, task:UNLOAD_dc157d FINISHED, task:LOAD_8a3ff1 FINISHED, task:UNLOAD_7744ba FINISHED</text:p>
          </table:table-cell>
          <table:table-cell office:value-type="string">
            <text:p>[3.0205166666666665, 1.0991833333333334, 1.4989666666666666, 5.449016666666667]</text:p>
          </table:table-cell>
          <table:table-cell office:value-type="float" office:value="11.0676833333333">
            <text:p>11,0676833333</text:p>
          </table:table-cell>
          <table:table-cell table:number-columns-repeated="1014"/>
        </table:table-row>
        <table:table-row table:style-name="ro1">
          <table:table-cell office:value-type="string">
            <text:p>route-50</text:p>
          </table:table-cell>
          <table:table-cell office:value-type="float" office:value="3">
            <text:p>3</text:p>
          </table:table-cell>
          <table:table-cell office:value-type="string">
            <text:p>warehousemain:Warehouse-Main</text:p>
          </table:table-cell>
          <table:table-cell office:value-type="string">
            <text:p>warehouse:Warehouse-5</text:p>
          </table:table-cell>
          <table:table-cell office:value-type="string">
            <text:p>UNLOAD</text:p>
          </table:table-cell>
          <table:table-cell office:value-type="float" office:value="100">
            <text:p>100</text:p>
          </table:table-cell>
          <table:table-cell office:value-type="string">
            <text:p>truck:Truck-medium-4</text:p>
          </table:table-cell>
          <table:table-cell office:value-type="string">
            <text:p>task:LOAD_22d8e4 STARTED, task:LOAD_22d8e4 FINISHED, task:UNLOAD_dc157d FINISHED, task:LOAD_8a3ff1 FINISHED, task:UNLOAD_7744ba FINISHED</text:p>
          </table:table-cell>
          <table:table-cell office:value-type="string">
            <text:p>[3.0205166666666665, 1.0991833333333334, 1.4989666666666666, 5.449016666666667]</text:p>
          </table:table-cell>
          <table:table-cell office:value-type="float" office:value="11.0676833333333">
            <text:p>11,0676833333</text:p>
          </table:table-cell>
          <table:table-cell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8106P0" style:volatile="true" number:language="de" number:country="DE">
      <number:number number:decimal-places="0" number:min-integer-digits="1" number:grouping="true"/>
      <number:text> €</number:text>
    </number:number-style>
    <number:number-style style:name="N8106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6P0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2" number:min-integer-digits="1" number:grouping="true"/>
      <number:text> €</number:text>
    </number:number-style>
    <number:number-style style:name="N8108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number-style style:name="N8109P0" style:volatile="true" number:language="de" number:country="DE">
      <number:number number:decimal-places="2" number:min-integer-digits="1" number:grouping="true"/>
      <number:text> €</number:text>
    </number:number-style>
    <number:number-style style:name="N8109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9P0"/>
    </number:number-style>
    <number:date-style style:name="N8110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1" number:language="de" number:country="DE">
      <number:day number:style="long"/>
      <number:text>. </number:text>
      <number:month number:textual="true"/>
    </number:date-style>
    <number:date-style style:name="N8112" number:language="de" number:country="DE">
      <number:month number:textual="true"/>
      <number:text> </number:text>
      <number:year/>
    </number:date-style>
    <number:time-style style:name="N8113" number:language="de" number:country="DE">
      <number:hours/>
      <number:text>:</number:text>
      <number:minutes number:style="long"/>
      <number:text> </number:text>
      <number:am-pm/>
    </number:time-style>
    <number:time-style style:name="N8114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5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de" number:country="DE">
      <number:number number:decimal-places="0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0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de" number:country="DE">
      <number:number number:decimal-places="2" number:min-integer-digits="1" number:grouping="true"/>
      <number:text>   </number:text>
    </number:number-style>
    <number:number-style style:name="N8118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de" number:country="DE">
      <number:number number:decimal-places="2" number:min-integer-digits="1" number:grouping="true"/>
      <number:text>   </number:text>
    </number:number-style>
    <number:number-style style:name="N8119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text> </number:text>
      <number:number number:decimal-places="0" number:min-integer-digits="1" number:grouping="true"/>
      <number:text>    </number:text>
    </number:number-style>
    <number:number-style style:name="N8120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0P2" style:volatile="true" number:language="de" number:country="DE">
      <number:text> -    </number:text>
    </number:number-style>
    <number:text-style style:name="N8120" number:language="de" number:country="DE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de" number:country="DE">
      <number:text> </number:text>
      <number:number number:decimal-places="0" number:min-integer-digits="1" number:grouping="true"/>
      <number:text> € </number:text>
    </number:number-style>
    <number:number-style style:name="N812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21P2" style:volatile="true" number:language="de" number:country="DE">
      <number:text> - € </number:text>
    </number:number-style>
    <number:text-style style:name="N8121" number:language="de" number:country="DE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de" number:country="DE">
      <number:text> </number:text>
      <number:number number:decimal-places="2" number:min-integer-digits="1" number:grouping="true"/>
      <number:text>    </number:text>
    </number:number-style>
    <number:number-style style:name="N8122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22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22" number:language="de" number:country="DE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de" number:country="DE">
      <number:text> </number:text>
      <number:number number:decimal-places="2" number:min-integer-digits="1" number:grouping="true"/>
      <number:text> € </number:text>
    </number:number-style>
    <number:number-style style:name="N8123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23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23" number:language="de" number:country="DE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de" number:country="DE">
      <number:minutes number:style="long"/>
      <number:text>:</number:text>
      <number:seconds number:style="long"/>
    </number:time-style>
    <number:time-style style:name="N8125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de" number:country="DE">
      <number:minutes number:style="long"/>
      <number:text>:</number:text>
      <number:seconds number:style="long" number:decimal-places="1"/>
    </number:time-style>
    <number:number-style style:name="N8127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02">02.12.2025</text:date>, <text:time>15:33:5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Routes" style:display-name="PageStyle_Rout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11" meta:object-count="0"/>
    <meta:generator>OpenOffice/4.1.13$Win32 OpenOffice.org_project/4113m1$Build-9810</meta:generator>
  </office:meta>
</office:document-meta>
</file>